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1854in"/>
    </style:style>
    <style:style style:name="co12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508in"/>
    </style:style>
    <style:style style:name="co15" style:family="table-column">
      <style:table-column-properties fo:break-before="auto" style:column-width="0.2508in"/>
    </style:style>
    <style:style style:name="co16" style:family="table-column">
      <style:table-column-properties fo:break-before="auto" style:column-width="1.0811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9937in"/>
    </style:style>
    <style:style style:name="co20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fo:color="#999999" style:text-position=""/>
    </style:style>
    <style:style style:name="ce12" style:family="table-cell" style:parent-style-name="Default">
      <style:text-properties style:use-window-font-color="true"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ext-properties style:text-position="" fo:font-weight="normal" style:font-weight-asian="normal" style:font-weight-complex="normal"/>
    </style:style>
    <style:style style:name="ce15" style:family="table-cell" style:parent-style-name="Default">
      <style:text-properties fo:color="#999999" style:text-position="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fo:color="#0000ff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21"/>
    <style:style style:name="ce29" style:family="table-cell" style:parent-style-name="Default" style:data-style-name="N122">
      <style:table-cell-properties fo:padding-bottom="0.0193in" fo:padding-left="0.0138in" fo:padding-right="0.0138in" fo:padding-top="0.0193in"/>
    </style:style>
    <style:style style:name="ce30" style:family="table-cell" style:parent-style-name="Default" style:data-style-name="N124">
      <style:table-cell-properties fo:padding-bottom="0.0193in" fo:padding-left="0.0138in" fo:padding-right="0.0138in" fo:padding-top="0.0193in"/>
    </style:style>
  </office:automatic-styles>
  <office:body>
    <office:spreadsheet>
      <table:table table:name="result" table:style-name="ta1">
        <table:table-column table:style-name="co15" table:default-cell-style-name="Default"/>
        <table:table-column table:style-name="co2" table:default-cell-style-name="Default"/>
        <table:table-column table:style-name="co16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6" table:default-cell-style-name="Default"/>
        <table:table-column table:style-name="co2" table:number-columns-repeated="4" table:default-cell-style-name="ce29"/>
        <table:table-column table:style-name="co6" table:default-cell-style-name="Default"/>
        <table:table-column table:style-name="co19" table:default-cell-style-name="ce30"/>
        <table:table-column table:style-name="co20" table:number-columns-repeated="2" table:default-cell-style-name="ce30"/>
        <table:table-column table:style-name="co18" table:default-cell-style-name="ce30"/>
        <table:table-row table:style-name="ro1">
          <table:table-cell/>
          <table:table-cell table:style-name="ce22"/>
          <table:table-cell table:style-name="ce26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3" office:value-type="string">
            <text:p>Message Round-Trip Time, CPU and Memory usage</text:p>
          </table:table-cell>
          <table:table-cell table:style-name="ce26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22"/>
          <table:table-cell table:style-name="ce26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3">
          <table:table-cell/>
          <table:table-cell table:style-name="ce24" office:value-type="string">
            <text:p>Number of senders (on shongo-test1) and receivers (on shongo-test2)</text:p>
          </table:table-cell>
          <table:table-cell table:style-name="ce26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22"/>
          <table:table-cell table:style-name="ce26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4">
          <table:table-cell/>
          <table:table-cell table:style-name="ce25" office:value-type="float" office:value="2">
            <text:p>2</text:p>
          </table:table-cell>
          <table:table-cell table:style-name="ce27" office:value-type="string" table:number-columns-spanned="4" table:number-rows-spanned="1">
            <text:p>Round-Trip Time</text:p>
          </table:table-cell>
          <table:covered-table-cell table:number-columns-repeated="3" table:style-name="ce26"/>
          <table:table-cell/>
          <table:table-cell table:style-name="ce27" office:value-type="string" table:number-columns-spanned="4" table:number-rows-spanned="1">
            <text:p>CPU Usage (per agent)</text:p>
          </table:table-cell>
          <table:covered-table-cell table:number-columns-repeated="3" table:style-name="Default"/>
          <table:table-cell/>
          <table:table-cell table:style-name="ce27" office:value-type="string" table:number-columns-spanned="4" table:number-rows-spanned="1">
            <text:p>Memory Usage (per agent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22" office:value-type="string">
            <text:p>Platform</text:p>
          </table:table-cell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/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/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</table:table-row>
        <table:table-row table:style-name="ro5">
          <table:table-cell/>
          <table:table-cell office:value-type="string">
            <text:p>Jxta</text:p>
          </table:table-cell>
          <table:table-cell table:formula="of:=MEDIAN([data_2.B6:.B23])" office:value-type="float" office:value="102.646981">
            <text:p>102.65 ms</text:p>
          </table:table-cell>
          <table:table-cell table:formula="of:=AVERAGE([data_2.B6:.B23])" office:value-type="float" office:value="106.579383666667">
            <text:p>106.58 ms</text:p>
          </table:table-cell>
          <table:table-cell table:formula="of:=MIN([data_2.B6:.B23])" office:value-type="float" office:value="65.235825">
            <text:p>65.24 ms</text:p>
          </table:table-cell>
          <table:table-cell table:formula="of:=MAX([data_2.B6:.B23])" office:value-type="float" office:value="160.112114">
            <text:p>160.11 ms</text:p>
          </table:table-cell>
          <table:table-cell/>
          <table:table-cell table:formula="of:=MEDIAN([data_2.B26:.B28])" office:value-type="float" office:value="32.7">
            <text:p>32.70%</text:p>
          </table:table-cell>
          <table:table-cell table:formula="of:=AVERAGE([data_2.B26:.B28])" office:value-type="float" office:value="32.7">
            <text:p>32.70%</text:p>
          </table:table-cell>
          <table:table-cell table:formula="of:=MIN([data_2.B26:.B28])" office:value-type="float" office:value="31.9">
            <text:p>31.90%</text:p>
          </table:table-cell>
          <table:table-cell table:formula="of:=MAX([data_2.B26:.B28])" office:value-type="float" office:value="33.5">
            <text:p>33.50%</text:p>
          </table:table-cell>
          <table:table-cell/>
          <table:table-cell table:formula="of:=MEDIAN([data_2.C26:.C28])" office:value-type="float" office:value="42006">
            <text:p>42,006.00 kB</text:p>
          </table:table-cell>
          <table:table-cell table:formula="of:=AVERAGE([data_2.C26:.C28])" office:value-type="float" office:value="42006">
            <text:p>42,006.00 kB</text:p>
          </table:table-cell>
          <table:table-cell table:formula="of:=MIN([data_2.C26:.C28])" office:value-type="float" office:value="41896">
            <text:p>41,896.00 kB</text:p>
          </table:table-cell>
          <table:table-cell table:formula="of:=MAX([data_2.C26:.C28])" office:value-type="float" office:value="42116">
            <text:p>42,116.00 kB</text:p>
          </table:table-cell>
        </table:table-row>
        <table:table-row table:style-name="ro5">
          <table:table-cell/>
          <table:table-cell office:value-type="string">
            <text:p>Jade</text:p>
          </table:table-cell>
          <table:table-cell table:formula="of:=MEDIAN([data_2.E6:.E23])" office:value-type="float" office:value="3.755568">
            <text:p>3.76 ms</text:p>
          </table:table-cell>
          <table:table-cell table:formula="of:=AVERAGE([data_2.E6:.E23])" office:value-type="float" office:value="4.92759561111111">
            <text:p>4.93 ms</text:p>
          </table:table-cell>
          <table:table-cell table:formula="of:=MIN([data_2.E6:.E23])" office:value-type="float" office:value="2.738662">
            <text:p>2.74 ms</text:p>
          </table:table-cell>
          <table:table-cell table:formula="of:=MAX([data_2.E6:.E23])" office:value-type="float" office:value="10.010609">
            <text:p>10.01 ms</text:p>
          </table:table-cell>
          <table:table-cell/>
          <table:table-cell table:formula="of:=MEDIAN([data_2.E26:.E28])" office:value-type="float" office:value="7.95">
            <text:p>7.95%</text:p>
          </table:table-cell>
          <table:table-cell table:formula="of:=AVERAGE([data_2.E26:.E28])" office:value-type="float" office:value="7.95">
            <text:p>7.95%</text:p>
          </table:table-cell>
          <table:table-cell table:formula="of:=MIN([data_2.E26:.E28])" office:value-type="float" office:value="7.8">
            <text:p>7.80%</text:p>
          </table:table-cell>
          <table:table-cell table:formula="of:=MAX([data_2.E26:.E28])" office:value-type="float" office:value="8.1">
            <text:p>8.10%</text:p>
          </table:table-cell>
          <table:table-cell/>
          <table:table-cell table:formula="of:=MEDIAN([data_2.F26:.F28])" office:value-type="float" office:value="30854">
            <text:p>30,854.00 kB</text:p>
          </table:table-cell>
          <table:table-cell table:formula="of:=AVERAGE([data_2.F26:.F28])" office:value-type="float" office:value="30854">
            <text:p>30,854.00 kB</text:p>
          </table:table-cell>
          <table:table-cell table:formula="of:=MIN([data_2.F26:.F28])" office:value-type="float" office:value="30712">
            <text:p>30,712.00 kB</text:p>
          </table:table-cell>
          <table:table-cell table:formula="of:=MAX([data_2.F26:.F28])" office:value-type="float" office:value="30996">
            <text:p>30,996.00 kB</text:p>
          </table:table-cell>
        </table:table-row>
        <table:table-row table:style-name="ro5">
          <table:table-cell/>
          <table:table-cell office:value-type="string">
            <text:p>Fuse</text:p>
          </table:table-cell>
          <table:table-cell table:formula="of:=MEDIAN([data_2.H6:.H23])" office:value-type="float" office:value="47.8161155">
            <text:p>47.82 ms</text:p>
          </table:table-cell>
          <table:table-cell table:formula="of:=AVERAGE([data_2.H6:.H23])" office:value-type="float" office:value="49.4444267222222">
            <text:p>49.44 ms</text:p>
          </table:table-cell>
          <table:table-cell table:formula="of:=MIN([data_2.H6:.H23])" office:value-type="float" office:value="29.898029">
            <text:p>29.90 ms</text:p>
          </table:table-cell>
          <table:table-cell table:formula="of:=MAX([data_2.H6:.H23])" office:value-type="float" office:value="81.445496">
            <text:p>81.45 ms</text:p>
          </table:table-cell>
          <table:table-cell/>
          <table:table-cell table:formula="of:=MEDIAN([data_2.H26:.H28])" office:value-type="float" office:value="15.8">
            <text:p>15.80%</text:p>
          </table:table-cell>
          <table:table-cell table:formula="of:=AVERAGE([data_2.H26:.H28])" office:value-type="float" office:value="15.8">
            <text:p>15.80%</text:p>
          </table:table-cell>
          <table:table-cell table:formula="of:=MIN([data_2.H26:.H28])" office:value-type="float" office:value="15.7">
            <text:p>15.70%</text:p>
          </table:table-cell>
          <table:table-cell table:formula="of:=MAX([data_2.H26:.H28])" office:value-type="float" office:value="15.9">
            <text:p>15.90%</text:p>
          </table:table-cell>
          <table:table-cell/>
          <table:table-cell table:formula="of:=MEDIAN([data_2.I26:.I28])" office:value-type="float" office:value="46104">
            <text:p>46,104.00 kB</text:p>
          </table:table-cell>
          <table:table-cell table:formula="of:=AVERAGE([data_2.I26:.I28])" office:value-type="float" office:value="46104">
            <text:p>46,104.00 kB</text:p>
          </table:table-cell>
          <table:table-cell table:formula="of:=MIN([data_2.I26:.I28])" office:value-type="float" office:value="46024">
            <text:p>46,024.00 kB</text:p>
          </table:table-cell>
          <table:table-cell table:formula="of:=MAX([data_2.I26:.I28])" office:value-type="float" office:value="46184">
            <text:p>46,184.00 kB</text:p>
          </table:table-cell>
        </table:table-row>
        <table:table-row table:style-name="ro5">
          <table:table-cell/>
          <table:table-cell office:value-type="string">
            <text:p>Mule</text:p>
          </table:table-cell>
          <table:table-cell table:formula="of:=MEDIAN([data_2.K6:.K23])" office:value-type="float" office:value="16.515806">
            <text:p>16.52 ms</text:p>
          </table:table-cell>
          <table:table-cell table:formula="of:=AVERAGE([data_2.K6:.K23])" office:value-type="float" office:value="17.6660593888889">
            <text:p>17.67 ms</text:p>
          </table:table-cell>
          <table:table-cell table:formula="of:=MIN([data_2.K6:.K23])" office:value-type="float" office:value="12.12303">
            <text:p>12.12 ms</text:p>
          </table:table-cell>
          <table:table-cell table:formula="of:=MAX([data_2.K6:.K23])" office:value-type="float" office:value="31.049644">
            <text:p>31.05 ms</text:p>
          </table:table-cell>
          <table:table-cell/>
          <table:table-cell table:formula="of:=MEDIAN([data_2.K26:.K28])" office:value-type="float" office:value="21.1">
            <text:p>21.10%</text:p>
          </table:table-cell>
          <table:table-cell table:formula="of:=AVERAGE([data_2.K26:.K28])" office:value-type="float" office:value="21.1">
            <text:p>21.10%</text:p>
          </table:table-cell>
          <table:table-cell table:formula="of:=MIN([data_2.K26:.K28])" office:value-type="float" office:value="21">
            <text:p>21.00%</text:p>
          </table:table-cell>
          <table:table-cell table:formula="of:=MAX([data_2.K26:.K28])" office:value-type="float" office:value="21.2">
            <text:p>21.20%</text:p>
          </table:table-cell>
          <table:table-cell/>
          <table:table-cell table:formula="of:=MEDIAN([data_2.L26:.L28])" office:value-type="float" office:value="112198">
            <text:p>112,198.00 kB</text:p>
          </table:table-cell>
          <table:table-cell table:formula="of:=AVERAGE([data_2.L26:.L28])" office:value-type="float" office:value="112198">
            <text:p>112,198.00 kB</text:p>
          </table:table-cell>
          <table:table-cell table:formula="of:=MIN([data_2.L26:.L28])" office:value-type="float" office:value="111576">
            <text:p>111,576.00 kB</text:p>
          </table:table-cell>
          <table:table-cell table:formula="of:=MEDIAN([data_2.L26:.L28])" office:value-type="float" office:value="112198">
            <text:p>112,198.00 kB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/>
          <table:table-cell table:style-name="ce25" office:value-type="float" office:value="5">
            <text:p>5</text:p>
          </table:table-cell>
          <table:table-cell table:style-name="ce27" office:value-type="string" table:number-columns-spanned="4" table:number-rows-spanned="1">
            <text:p>Round-Trip Time</text:p>
          </table:table-cell>
          <table:covered-table-cell table:number-columns-repeated="3" table:style-name="ce26"/>
          <table:table-cell/>
          <table:table-cell table:style-name="ce27" office:value-type="string" table:number-columns-spanned="4" table:number-rows-spanned="1">
            <text:p>CPU Usage (per agent)</text:p>
          </table:table-cell>
          <table:covered-table-cell table:number-columns-repeated="3" table:style-name="Default"/>
          <table:table-cell/>
          <table:table-cell table:style-name="ce27" office:value-type="string" table:number-columns-spanned="4" table:number-rows-spanned="1">
            <text:p>Memory Usage (per agent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22" office:value-type="string">
            <text:p>Platform</text:p>
          </table:table-cell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/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/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</table:table-row>
        <table:table-row table:style-name="ro5">
          <table:table-cell/>
          <table:table-cell office:value-type="string">
            <text:p>Jxta</text:p>
          </table:table-cell>
          <table:table-cell table:formula="of:=MEDIAN([data_5.B9:.B53])" office:value-type="float" office:value="241.48873">
            <text:p>241.49 ms</text:p>
          </table:table-cell>
          <table:table-cell table:formula="of:=AVERAGE([data_5.B9:.B53])" office:value-type="float" office:value="263.166400133333">
            <text:p>263.17 ms</text:p>
          </table:table-cell>
          <table:table-cell table:formula="of:=MIN([data_5.B9:.B53])" office:value-type="float" office:value="150.571544">
            <text:p>150.57 ms</text:p>
          </table:table-cell>
          <table:table-cell table:formula="of:=MAX([data_5.B9:.B53])" office:value-type="float" office:value="458.072698">
            <text:p>458.07 ms</text:p>
          </table:table-cell>
          <table:table-cell/>
          <table:table-cell table:formula="of:=MEDIAN([data_5.B56:.B61])" office:value-type="float" office:value="21.7">
            <text:p>21.70%</text:p>
          </table:table-cell>
          <table:table-cell table:formula="of:=AVERAGE([data_5.B56:.B61])" office:value-type="float" office:value="21.82">
            <text:p>21.82%</text:p>
          </table:table-cell>
          <table:table-cell table:formula="of:=MIN([data_5.B56:.B61])" office:value-type="float" office:value="21.7">
            <text:p>21.70%</text:p>
          </table:table-cell>
          <table:table-cell table:formula="of:=MAX([data_5.B56:.B61])" office:value-type="float" office:value="22.3">
            <text:p>22.30%</text:p>
          </table:table-cell>
          <table:table-cell/>
          <table:table-cell table:formula="of:=MEDIAN([data_5.C56:.C61])" office:value-type="float" office:value="46972">
            <text:p>46,972.00 kB</text:p>
          </table:table-cell>
          <table:table-cell table:formula="of:=AVERAGE([data_5.C56:.C61])" office:value-type="float" office:value="46901.6">
            <text:p>46,901.60 kB</text:p>
          </table:table-cell>
          <table:table-cell table:formula="of:=MIN([data_5.C56:.C61])" office:value-type="float" office:value="46476">
            <text:p>46,476.00 kB</text:p>
          </table:table-cell>
          <table:table-cell table:formula="of:=MAX([data_5.C56:.C61])" office:value-type="float" office:value="47484">
            <text:p>47,484.00 kB</text:p>
          </table:table-cell>
        </table:table-row>
        <table:table-row table:style-name="ro5">
          <table:table-cell/>
          <table:table-cell office:value-type="string">
            <text:p>Jade</text:p>
          </table:table-cell>
          <table:table-cell table:formula="of:=MEDIAN([data_5.E9:.E53])" office:value-type="float" office:value="6.299271">
            <text:p>6.30 ms</text:p>
          </table:table-cell>
          <table:table-cell table:formula="of:=AVERAGE([data_5.E9:.E53])" office:value-type="float" office:value="6.80636986666667">
            <text:p>6.81 ms</text:p>
          </table:table-cell>
          <table:table-cell table:formula="of:=MIN([data_5.E9:.E53])" office:value-type="float" office:value="3.490818">
            <text:p>3.49 ms</text:p>
          </table:table-cell>
          <table:table-cell table:formula="of:=MAX([data_5.E9:.E53])" office:value-type="float" office:value="15.467335">
            <text:p>15.47 ms</text:p>
          </table:table-cell>
          <table:table-cell/>
          <table:table-cell table:formula="of:=MEDIAN([data_5.E56:.E61])" office:value-type="float" office:value="5.3">
            <text:p>5.30%</text:p>
          </table:table-cell>
          <table:table-cell table:formula="of:=AVERAGE([data_5.E56:.E61])" office:value-type="float" office:value="5.28">
            <text:p>5.28%</text:p>
          </table:table-cell>
          <table:table-cell table:formula="of:=MIN([data_5.E56:.E61])" office:value-type="float" office:value="5.2">
            <text:p>5.20%</text:p>
          </table:table-cell>
          <table:table-cell table:formula="of:=MAX([data_5.E56:.E61])" office:value-type="float" office:value="5.4">
            <text:p>5.40%</text:p>
          </table:table-cell>
          <table:table-cell/>
          <table:table-cell table:formula="of:=MEDIAN([data_5.F56:.F61])" office:value-type="float" office:value="30808">
            <text:p>30,808.00 kB</text:p>
          </table:table-cell>
          <table:table-cell table:formula="of:=AVERAGE([data_5.F56:.F61])" office:value-type="float" office:value="30712">
            <text:p>30,712.00 kB</text:p>
          </table:table-cell>
          <table:table-cell table:formula="of:=MIN([data_5.F56:.F61])" office:value-type="float" office:value="30544">
            <text:p>30,544.00 kB</text:p>
          </table:table-cell>
          <table:table-cell table:formula="of:=MAX([data_5.F56:.F61])" office:value-type="float" office:value="30840">
            <text:p>30,840.00 kB</text:p>
          </table:table-cell>
        </table:table-row>
        <table:table-row table:style-name="ro5">
          <table:table-cell/>
          <table:table-cell office:value-type="string">
            <text:p>Fuse</text:p>
          </table:table-cell>
          <table:table-cell table:formula="of:=MEDIAN([data_5.H9:.H53])" office:value-type="float" office:value="69.253168">
            <text:p>69.25 ms</text:p>
          </table:table-cell>
          <table:table-cell table:formula="of:=AVERAGE([data_5.H9:.H53])" office:value-type="float" office:value="72.1722671111111">
            <text:p>72.17 ms</text:p>
          </table:table-cell>
          <table:table-cell table:formula="of:=MIN([data_5.H9:.H53])" office:value-type="float" office:value="43.306091">
            <text:p>43.31 ms</text:p>
          </table:table-cell>
          <table:table-cell table:formula="of:=MAX([data_5.H9:.H53])" office:value-type="float" office:value="134.134201">
            <text:p>134.13 ms</text:p>
          </table:table-cell>
          <table:table-cell/>
          <table:table-cell table:formula="of:=MEDIAN([data_5.H56:.H61])" office:value-type="float" office:value="12.4">
            <text:p>12.40%</text:p>
          </table:table-cell>
          <table:table-cell table:formula="of:=AVERAGE([data_5.H56:.H61])" office:value-type="float" office:value="12.3">
            <text:p>12.30%</text:p>
          </table:table-cell>
          <table:table-cell table:formula="of:=MIN([data_5.H56:.H61])" office:value-type="float" office:value="12">
            <text:p>12.00%</text:p>
          </table:table-cell>
          <table:table-cell table:formula="of:=MAX([data_5.H56:.H61])" office:value-type="float" office:value="12.4">
            <text:p>12.40%</text:p>
          </table:table-cell>
          <table:table-cell/>
          <table:table-cell table:formula="of:=MEDIAN([data_5.I56:.I61])" office:value-type="float" office:value="45588">
            <text:p>45,588.00 kB</text:p>
          </table:table-cell>
          <table:table-cell table:formula="of:=AVERAGE([data_5.I56:.I61])" office:value-type="float" office:value="45603.2">
            <text:p>45,603.20 kB</text:p>
          </table:table-cell>
          <table:table-cell table:formula="of:=MIN([data_5.I56:.I61])" office:value-type="float" office:value="44964">
            <text:p>44,964.00 kB</text:p>
          </table:table-cell>
          <table:table-cell table:formula="of:=MAX([data_5.I56:.I61])" office:value-type="float" office:value="46136">
            <text:p>46,136.00 kB</text:p>
          </table:table-cell>
        </table:table-row>
        <table:table-row table:style-name="ro5">
          <table:table-cell/>
          <table:table-cell office:value-type="string">
            <text:p>Mule</text:p>
          </table:table-cell>
          <table:table-cell table:formula="of:=MEDIAN([data_5.K9:.K53])" office:value-type="float" office:value="25.305117">
            <text:p>25.31 ms</text:p>
          </table:table-cell>
          <table:table-cell table:formula="of:=AVERAGE([data_5.K9:.K53])" office:value-type="float" office:value="26.1194365111111">
            <text:p>26.12 ms</text:p>
          </table:table-cell>
          <table:table-cell table:formula="of:=MIN([data_5.K9:.K53])" office:value-type="float" office:value="14.898369">
            <text:p>14.90 ms</text:p>
          </table:table-cell>
          <table:table-cell table:formula="of:=MAX([data_5.K9:.K53])" office:value-type="float" office:value="40.682997">
            <text:p>40.68 ms</text:p>
          </table:table-cell>
          <table:table-cell/>
          <table:table-cell table:formula="of:=MEDIAN([data_5.K56:.K61])" office:value-type="float" office:value="13.5">
            <text:p>13.50%</text:p>
          </table:table-cell>
          <table:table-cell table:formula="of:=AVERAGE([data_5.K56:.K61])" office:value-type="float" office:value="13.5">
            <text:p>13.50%</text:p>
          </table:table-cell>
          <table:table-cell table:formula="of:=MIN([data_5.K56:.K61])" office:value-type="float" office:value="13.4">
            <text:p>13.40%</text:p>
          </table:table-cell>
          <table:table-cell table:formula="of:=MAX([data_5.K56:.K61])" office:value-type="float" office:value="13.6">
            <text:p>13.60%</text:p>
          </table:table-cell>
          <table:table-cell/>
          <table:table-cell table:formula="of:=MEDIAN([data_5.L56:.L61])" office:value-type="float" office:value="96280">
            <text:p>96,280.00 kB</text:p>
          </table:table-cell>
          <table:table-cell table:formula="of:=AVERAGE([data_5.L56:.L61])" office:value-type="float" office:value="94027.2">
            <text:p>94,027.20 kB</text:p>
          </table:table-cell>
          <table:table-cell table:formula="of:=MIN([data_5.L56:.L61])" office:value-type="float" office:value="90044">
            <text:p>90,044.00 kB</text:p>
          </table:table-cell>
          <table:table-cell table:formula="of:=MEDIAN([data_5.L56:.L61])" office:value-type="float" office:value="96280">
            <text:p>96,280.00 kB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/>
          <table:table-cell table:style-name="ce25" office:value-type="float" office:value="10">
            <text:p>10</text:p>
          </table:table-cell>
          <table:table-cell table:style-name="ce27" office:value-type="string" table:number-columns-spanned="4" table:number-rows-spanned="1">
            <text:p>Round-Trip Time</text:p>
          </table:table-cell>
          <table:covered-table-cell table:number-columns-repeated="3" table:style-name="ce26"/>
          <table:table-cell/>
          <table:table-cell table:style-name="ce27" office:value-type="string" table:number-columns-spanned="4" table:number-rows-spanned="1">
            <text:p>CPU Usage (per agent)</text:p>
          </table:table-cell>
          <table:covered-table-cell table:number-columns-repeated="3" table:style-name="Default"/>
          <table:table-cell/>
          <table:table-cell table:style-name="ce27" office:value-type="string" table:number-columns-spanned="4" table:number-rows-spanned="1">
            <text:p>Memory Usage (per agent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22" office:value-type="string">
            <text:p>Platform</text:p>
          </table:table-cell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/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/>
          <table:table-cell table:style-name="ce26" office:value-type="string">
            <text:p>Median</text:p>
          </table:table-cell>
          <table:table-cell table:style-name="ce26" office:value-type="string">
            <text:p>Average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</table:table-row>
        <table:table-row table:style-name="ro5">
          <table:table-cell/>
          <table:table-cell office:value-type="string">
            <text:p>Jxta</text:p>
          </table:table-cell>
          <table:table-cell table:formula="of:=MEDIAN([data_10.B14:.B103])" office:value-type="float" office:value="1492.3284335">
            <text:p>1492.33 ms</text:p>
          </table:table-cell>
          <table:table-cell table:formula="of:=AVERAGE([data_10.B14:.B103])" office:value-type="float" office:value="1617.78540828571">
            <text:p>1617.79 ms</text:p>
          </table:table-cell>
          <table:table-cell table:formula="of:=MIN([data_10.B14:.B103])" office:value-type="float" office:value="772.801381">
            <text:p>772.80 ms</text:p>
          </table:table-cell>
          <table:table-cell table:formula="of:=MAX([data_10.B14:.B103])" office:value-type="float" office:value="6051.900888">
            <text:p>6051.90 ms</text:p>
          </table:table-cell>
          <table:table-cell/>
          <table:table-cell table:formula="of:=MEDIAN([data_10.B106:.B111])" office:value-type="float" office:value="14.4">
            <text:p>14.40%</text:p>
          </table:table-cell>
          <table:table-cell table:formula="of:=AVERAGE([data_10.B106:.B111])" office:value-type="float" office:value="14.38">
            <text:p>14.38%</text:p>
          </table:table-cell>
          <table:table-cell table:formula="of:=MIN([data_10.B106:.B111])" office:value-type="float" office:value="14.2">
            <text:p>14.20%</text:p>
          </table:table-cell>
          <table:table-cell table:formula="of:=MAX([data_10.B106:.B111])" office:value-type="float" office:value="14.7">
            <text:p>14.70%</text:p>
          </table:table-cell>
          <table:table-cell/>
          <table:table-cell table:formula="of:=MEDIAN([data_10.C106:.C111])" office:value-type="float" office:value="54964">
            <text:p>54,964.00 kB</text:p>
          </table:table-cell>
          <table:table-cell table:formula="of:=AVERAGE([data_10.C106:.C111])" office:value-type="float" office:value="56222.4">
            <text:p>56,222.40 kB</text:p>
          </table:table-cell>
          <table:table-cell table:formula="of:=MIN([data_10.C106:.C111])" office:value-type="float" office:value="53488">
            <text:p>53,488.00 kB</text:p>
          </table:table-cell>
          <table:table-cell table:formula="of:=MAX([data_10.C106:.C111])" office:value-type="float" office:value="59508">
            <text:p>59,508.00 kB</text:p>
          </table:table-cell>
        </table:table-row>
        <table:table-row table:style-name="ro5">
          <table:table-cell/>
          <table:table-cell office:value-type="string">
            <text:p>Jade</text:p>
          </table:table-cell>
          <table:table-cell table:formula="of:=MEDIAN([data_10.E14:.E103])" office:value-type="float" office:value="11.1153725">
            <text:p>11.12 ms</text:p>
          </table:table-cell>
          <table:table-cell table:formula="of:=AVERAGE([data_10.E14:.E103])" office:value-type="float" office:value="12.9895232777778">
            <text:p>12.99 ms</text:p>
          </table:table-cell>
          <table:table-cell table:formula="of:=MIN([data_10.E14:.E103])" office:value-type="float" office:value="2.942847">
            <text:p>2.94 ms</text:p>
          </table:table-cell>
          <table:table-cell table:formula="of:=MAX([data_10.E14:.E103])" office:value-type="float" office:value="35.055618">
            <text:p>35.06 ms</text:p>
          </table:table-cell>
          <table:table-cell/>
          <table:table-cell table:formula="of:=MEDIAN([data_10.E106:.E111])" office:value-type="float" office:value="4.2">
            <text:p>4.20%</text:p>
          </table:table-cell>
          <table:table-cell table:formula="of:=AVERAGE([data_10.E106:.E111])" office:value-type="float" office:value="4.22">
            <text:p>4.22%</text:p>
          </table:table-cell>
          <table:table-cell table:formula="of:=MIN([data_10.E106:.E111])" office:value-type="float" office:value="4.2">
            <text:p>4.20%</text:p>
          </table:table-cell>
          <table:table-cell table:formula="of:=MAX([data_10.E106:.E111])" office:value-type="float" office:value="4.3">
            <text:p>4.30%</text:p>
          </table:table-cell>
          <table:table-cell/>
          <table:table-cell table:formula="of:=MEDIAN([data_10.F106:.F111])" office:value-type="float" office:value="30944">
            <text:p>30,944.00 kB</text:p>
          </table:table-cell>
          <table:table-cell table:formula="of:=AVERAGE([data_10.F106:.F111])" office:value-type="float" office:value="30913.6">
            <text:p>30,913.60 kB</text:p>
          </table:table-cell>
          <table:table-cell table:formula="of:=MIN([data_10.F106:.F111])" office:value-type="float" office:value="30712">
            <text:p>30,712.00 kB</text:p>
          </table:table-cell>
          <table:table-cell table:formula="of:=MAX([data_10.F106:.F111])" office:value-type="float" office:value="31100">
            <text:p>31,100.00 kB</text:p>
          </table:table-cell>
        </table:table-row>
        <table:table-row table:style-name="ro5">
          <table:table-cell/>
          <table:table-cell office:value-type="string">
            <text:p>Fuse</text:p>
          </table:table-cell>
          <table:table-cell table:formula="of:=MEDIAN([data_10.H14:.H103])" office:value-type="float" office:value="127.0589005">
            <text:p>127.06 ms</text:p>
          </table:table-cell>
          <table:table-cell table:formula="of:=AVERAGE([data_10.H14:.H103])" office:value-type="float" office:value="143.711539488889">
            <text:p>143.71 ms</text:p>
          </table:table-cell>
          <table:table-cell table:formula="of:=MIN([data_10.H14:.H103])" office:value-type="float" office:value="64.443198">
            <text:p>64.44 ms</text:p>
          </table:table-cell>
          <table:table-cell table:formula="of:=MAX([data_10.H14:.H103])" office:value-type="float" office:value="327.702639">
            <text:p>327.70 ms</text:p>
          </table:table-cell>
          <table:table-cell/>
          <table:table-cell table:formula="of:=MEDIAN([data_10.H106:.H111])" office:value-type="float" office:value="8.3">
            <text:p>8.30%</text:p>
          </table:table-cell>
          <table:table-cell table:formula="of:=AVERAGE([data_10.H106:.H111])" office:value-type="float" office:value="8.33333333333333">
            <text:p>8.33%</text:p>
          </table:table-cell>
          <table:table-cell table:formula="of:=MIN([data_10.H106:.H111])" office:value-type="float" office:value="8.3">
            <text:p>8.30%</text:p>
          </table:table-cell>
          <table:table-cell table:formula="of:=MAX([data_10.H106:.H111])" office:value-type="float" office:value="8.4">
            <text:p>8.40%</text:p>
          </table:table-cell>
          <table:table-cell/>
          <table:table-cell table:formula="of:=MEDIAN([data_10.I106:.I111])" office:value-type="float" office:value="46186">
            <text:p>46,186.00 kB</text:p>
          </table:table-cell>
          <table:table-cell table:formula="of:=AVERAGE([data_10.I106:.I111])" office:value-type="float" office:value="46236">
            <text:p>46,236.00 kB</text:p>
          </table:table-cell>
          <table:table-cell table:formula="of:=MIN([data_10.I106:.I111])" office:value-type="float" office:value="44716">
            <text:p>44,716.00 kB</text:p>
          </table:table-cell>
          <table:table-cell table:formula="of:=MAX([data_10.I106:.I111])" office:value-type="float" office:value="48332">
            <text:p>48,332.00 kB</text:p>
          </table:table-cell>
        </table:table-row>
        <table:table-row table:style-name="ro5">
          <table:table-cell/>
          <table:table-cell office:value-type="string">
            <text:p>Mule</text:p>
          </table:table-cell>
          <table:table-cell table:formula="of:=MEDIAN([data_10.K14:.K103])" office:value-type="float" office:value="37.055084">
            <text:p>37.06 ms</text:p>
          </table:table-cell>
          <table:table-cell table:formula="of:=AVERAGE([data_10.K14:.K103])" office:value-type="float" office:value="184.370992566667">
            <text:p>184.37 ms</text:p>
          </table:table-cell>
          <table:table-cell table:formula="of:=MIN([data_10.K14:.K103])" office:value-type="float" office:value="14.7992">
            <text:p>14.80 ms</text:p>
          </table:table-cell>
          <table:table-cell table:formula="of:=MAX([data_10.K14:.K103])" office:value-type="float" office:value="1875.038587">
            <text:p>1875.04 ms</text:p>
          </table:table-cell>
          <table:table-cell/>
          <table:table-cell table:formula="of:=MEDIAN([data_10.K106:.K111])" office:value-type="float" office:value="8.5">
            <text:p>8.50%</text:p>
          </table:table-cell>
          <table:table-cell table:formula="of:=AVERAGE([data_10.K106:.K111])" office:value-type="float" office:value="8.55">
            <text:p>8.55%</text:p>
          </table:table-cell>
          <table:table-cell table:formula="of:=MIN([data_10.K106:.K111])" office:value-type="float" office:value="8.4">
            <text:p>8.40%</text:p>
          </table:table-cell>
          <table:table-cell table:formula="of:=MAX([data_10.K106:.K111])" office:value-type="float" office:value="8.8">
            <text:p>8.80%</text:p>
          </table:table-cell>
          <table:table-cell/>
          <table:table-cell table:formula="of:=MEDIAN([data_10.L106:.L111])" office:value-type="float" office:value="92996">
            <text:p>92,996.00 kB</text:p>
          </table:table-cell>
          <table:table-cell table:formula="of:=AVERAGE([data_10.L106:.L111])" office:value-type="float" office:value="92478.6666666667">
            <text:p>92,478.67 kB</text:p>
          </table:table-cell>
          <table:table-cell table:formula="of:=MIN([data_10.L106:.L111])" office:value-type="float" office:value="86688">
            <text:p>86,688.00 kB</text:p>
          </table:table-cell>
          <table:table-cell table:formula="of:=MEDIAN([data_10.L106:.L111])" office:value-type="float" office:value="92996">
            <text:p>92,996.00 kB</text:p>
          </table:table-cell>
        </table:table-row>
      </table:table>
      <table:table table:name="data_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table:number-columns-spanned="2" table:number-rows-spanned="1">
            <text:p>jxta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jad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fus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mul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11" office:value-type="float" office:value="410.163242">
            <text:p>410.163242</text:p>
          </table:table-cell>
          <table:table-cell table:style-name="ce11" table:number-columns-repeated="2"/>
          <table:table-cell table:style-name="ce11" office:value-type="float" office:value="22.603016">
            <text:p>22.603016</text:p>
          </table:table-cell>
          <table:table-cell table:style-name="ce11" table:number-columns-repeated="2"/>
          <table:table-cell table:style-name="ce11" office:value-type="float" office:value="156.951614">
            <text:p>156.951614</text:p>
          </table:table-cell>
          <table:table-cell table:style-name="ce11" table:number-columns-repeated="2"/>
          <table:table-cell table:style-name="ce11" office:value-type="float" office:value="329.287788">
            <text:p>329.287788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420.565785">
            <text:p>420.565785</text:p>
          </table:table-cell>
          <table:table-cell table:style-name="ce11" table:number-columns-repeated="2"/>
          <table:table-cell table:style-name="ce11" office:value-type="float" office:value="27.797431">
            <text:p>27.797431</text:p>
          </table:table-cell>
          <table:table-cell table:style-name="ce11" table:number-columns-repeated="2"/>
          <table:table-cell table:style-name="ce11" office:value-type="float" office:value="168.683381">
            <text:p>168.683381</text:p>
          </table:table-cell>
          <table:table-cell table:style-name="ce11" table:number-columns-repeated="2"/>
          <table:table-cell table:style-name="ce11" office:value-type="float" office:value="347.318544">
            <text:p>347.318544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2" office:value-type="float" office:value="136.25519">
            <text:p>136.25519</text:p>
          </table:table-cell>
          <table:table-cell table:style-name="ce12" table:number-columns-repeated="2"/>
          <table:table-cell table:style-name="ce12" office:value-type="float" office:value="3.147358">
            <text:p>3.147358</text:p>
          </table:table-cell>
          <table:table-cell table:style-name="ce12" table:number-columns-repeated="2"/>
          <table:table-cell table:style-name="ce12" office:value-type="float" office:value="45.155842">
            <text:p>45.155842</text:p>
          </table:table-cell>
          <table:table-cell table:style-name="ce12" table:number-columns-repeated="2"/>
          <table:table-cell table:style-name="ce12" office:value-type="float" office:value="27.889752">
            <text:p>27.889752</text:p>
          </table:table-cell>
          <table:table-cell table:style-name="ce12" table:number-columns-repeated="2"/>
          <table:table-cell table:style-name="ce18"/>
          <table:table-cell table:style-name="ce19"/>
        </table:table-row>
        <table:table-row table:style-name="ro1">
          <table:table-cell/>
          <table:table-cell table:style-name="ce12" office:value-type="float" office:value="160.112114">
            <text:p>160.112114</text:p>
          </table:table-cell>
          <table:table-cell table:style-name="ce12" table:number-columns-repeated="2"/>
          <table:table-cell table:style-name="ce12" office:value-type="float" office:value="3.810097">
            <text:p>3.810097</text:p>
          </table:table-cell>
          <table:table-cell table:style-name="ce12" table:number-columns-repeated="2"/>
          <table:table-cell table:style-name="ce12" office:value-type="float" office:value="60.705958">
            <text:p>60.705958</text:p>
          </table:table-cell>
          <table:table-cell table:style-name="ce12" table:number-columns-repeated="2"/>
          <table:table-cell table:style-name="ce12" office:value-type="float" office:value="31.049644">
            <text:p>31.049644</text:p>
          </table:table-cell>
          <table:table-cell table:style-name="ce12" table:number-columns-repeated="2"/>
          <table:table-cell table:style-name="ce18"/>
          <table:table-cell table:style-name="ce19"/>
        </table:table-row>
        <table:table-row table:style-name="ro1">
          <table:table-cell/>
          <table:table-cell table:style-name="ce12" office:value-type="float" office:value="133.210058">
            <text:p>133.210058</text:p>
          </table:table-cell>
          <table:table-cell table:style-name="ce12" table:number-columns-repeated="2"/>
          <table:table-cell table:style-name="ce12" office:value-type="float" office:value="2.738662">
            <text:p>2.738662</text:p>
          </table:table-cell>
          <table:table-cell table:style-name="ce12" table:number-columns-repeated="2"/>
          <table:table-cell table:style-name="ce12" office:value-type="float" office:value="38.543226">
            <text:p>38.543226</text:p>
          </table:table-cell>
          <table:table-cell table:style-name="ce12" table:number-columns-repeated="2"/>
          <table:table-cell table:style-name="ce12" office:value-type="float" office:value="14.776141">
            <text:p>14.776141</text:p>
          </table:table-cell>
          <table:table-cell table:style-name="ce12" table:number-columns-repeated="2"/>
          <table:table-cell table:style-name="ce18"/>
          <table:table-cell table:style-name="ce19"/>
        </table:table-row>
        <table:table-row table:style-name="ro1">
          <table:table-cell/>
          <table:table-cell office:value-type="float" office:value="136.180469">
            <text:p>136.180469</text:p>
          </table:table-cell>
          <table:table-cell table:number-columns-repeated="2"/>
          <table:table-cell office:value-type="float" office:value="3.472501">
            <text:p>3.472501</text:p>
          </table:table-cell>
          <table:table-cell table:number-columns-repeated="2"/>
          <table:table-cell office:value-type="float" office:value="45.437504">
            <text:p>45.437504</text:p>
          </table:table-cell>
          <table:table-cell table:number-columns-repeated="2"/>
          <table:table-cell office:value-type="float" office:value="18.456652">
            <text:p>18.45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.560915">
            <text:p>129.560915</text:p>
          </table:table-cell>
          <table:table-cell table:number-columns-repeated="2"/>
          <table:table-cell office:value-type="float" office:value="4.714117">
            <text:p>4.714117</text:p>
          </table:table-cell>
          <table:table-cell table:number-columns-repeated="2"/>
          <table:table-cell office:value-type="float" office:value="44.245761">
            <text:p>44.245761</text:p>
          </table:table-cell>
          <table:table-cell table:number-columns-repeated="2"/>
          <table:table-cell office:value-type="float" office:value="12.364305">
            <text:p>12.364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.470228">
            <text:p>142.470228</text:p>
          </table:table-cell>
          <table:table-cell table:number-columns-repeated="2"/>
          <table:table-cell office:value-type="float" office:value="5.96401">
            <text:p>5.96401</text:p>
          </table:table-cell>
          <table:table-cell table:number-columns-repeated="2"/>
          <table:table-cell office:value-type="float" office:value="46.355168">
            <text:p>46.355168</text:p>
          </table:table-cell>
          <table:table-cell table:number-columns-repeated="2"/>
          <table:table-cell office:value-type="float" office:value="12.12303">
            <text:p>12.12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.159074">
            <text:p>117.159074</text:p>
          </table:table-cell>
          <table:table-cell table:number-columns-repeated="2"/>
          <table:table-cell office:value-type="float" office:value="2.977257">
            <text:p>2.977257</text:p>
          </table:table-cell>
          <table:table-cell table:number-columns-repeated="2"/>
          <table:table-cell office:value-type="float" office:value="53.536658">
            <text:p>53.536658</text:p>
          </table:table-cell>
          <table:table-cell table:number-columns-repeated="2"/>
          <table:table-cell office:value-type="float" office:value="13.685183">
            <text:p>13.685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.329282">
            <text:p>126.329282</text:p>
          </table:table-cell>
          <table:table-cell table:number-columns-repeated="2"/>
          <table:table-cell office:value-type="float" office:value="5.7723">
            <text:p>5.7723</text:p>
          </table:table-cell>
          <table:table-cell table:number-columns-repeated="2"/>
          <table:table-cell office:value-type="float" office:value="81.445496">
            <text:p>81.445496</text:p>
          </table:table-cell>
          <table:table-cell table:number-columns-repeated="2"/>
          <table:table-cell office:value-type="float" office:value="18.145961">
            <text:p>18.145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.939651">
            <text:p>83.939651</text:p>
          </table:table-cell>
          <table:table-cell table:number-columns-repeated="2"/>
          <table:table-cell office:value-type="float" office:value="3.221861">
            <text:p>3.221861</text:p>
          </table:table-cell>
          <table:table-cell table:number-columns-repeated="2"/>
          <table:table-cell office:value-type="float" office:value="52.803832">
            <text:p>52.803832</text:p>
          </table:table-cell>
          <table:table-cell table:number-columns-repeated="2"/>
          <table:table-cell office:value-type="float" office:value="14.168548">
            <text:p>14.168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.692088">
            <text:p>98.692088</text:p>
          </table:table-cell>
          <table:table-cell table:number-columns-repeated="2"/>
          <table:table-cell office:value-type="float" office:value="3.589815">
            <text:p>3.589815</text:p>
          </table:table-cell>
          <table:table-cell table:number-columns-repeated="2"/>
          <table:table-cell office:value-type="float" office:value="59.734138">
            <text:p>59.734138</text:p>
          </table:table-cell>
          <table:table-cell table:number-columns-repeated="2"/>
          <table:table-cell office:value-type="float" office:value="16.959082">
            <text:p>16.959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.056319">
            <text:p>101.056319</text:p>
          </table:table-cell>
          <table:table-cell table:number-columns-repeated="2"/>
          <table:table-cell office:value-type="float" office:value="3.175751">
            <text:p>3.175751</text:p>
          </table:table-cell>
          <table:table-cell table:number-columns-repeated="2"/>
          <table:table-cell office:value-type="float" office:value="54.493957">
            <text:p>54.493957</text:p>
          </table:table-cell>
          <table:table-cell table:number-columns-repeated="2"/>
          <table:table-cell office:value-type="float" office:value="13.594607">
            <text:p>13.594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.237643">
            <text:p>104.237643</text:p>
          </table:table-cell>
          <table:table-cell table:number-columns-repeated="2"/>
          <table:table-cell office:value-type="float" office:value="3.801749">
            <text:p>3.801749</text:p>
          </table:table-cell>
          <table:table-cell table:number-columns-repeated="2"/>
          <table:table-cell office:value-type="float" office:value="60.573205">
            <text:p>60.573205</text:p>
          </table:table-cell>
          <table:table-cell table:number-columns-repeated="2"/>
          <table:table-cell office:value-type="float" office:value="16.07253">
            <text:p>16.07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.623437">
            <text:p>87.623437</text:p>
          </table:table-cell>
          <table:table-cell table:number-columns-repeated="2"/>
          <table:table-cell office:value-type="float" office:value="8.736663">
            <text:p>8.736663</text:p>
          </table:table-cell>
          <table:table-cell table:number-columns-repeated="2"/>
          <table:table-cell office:value-type="float" office:value="49.277063">
            <text:p>49.277063</text:p>
          </table:table-cell>
          <table:table-cell table:number-columns-repeated="2"/>
          <table:table-cell office:value-type="float" office:value="14.334508">
            <text:p>14.334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.915389">
            <text:p>88.915389</text:p>
          </table:table-cell>
          <table:table-cell table:number-columns-repeated="2"/>
          <table:table-cell office:value-type="float" office:value="10.010609">
            <text:p>10.010609</text:p>
          </table:table-cell>
          <table:table-cell table:number-columns-repeated="2"/>
          <table:table-cell office:value-type="float" office:value="63.702227">
            <text:p>63.702227</text:p>
          </table:table-cell>
          <table:table-cell table:number-columns-repeated="2"/>
          <table:table-cell office:value-type="float" office:value="15.99675">
            <text:p>15.99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.235825">
            <text:p>65.235825</text:p>
          </table:table-cell>
          <table:table-cell table:number-columns-repeated="2"/>
          <table:table-cell office:value-type="float" office:value="7.857716">
            <text:p>7.857716</text:p>
          </table:table-cell>
          <table:table-cell table:number-columns-repeated="2"/>
          <table:table-cell office:value-type="float" office:value="30.215066">
            <text:p>30.215066</text:p>
          </table:table-cell>
          <table:table-cell table:number-columns-repeated="2"/>
          <table:table-cell office:value-type="float" office:value="19.080462">
            <text:p>19.080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.420881">
            <text:p>72.420881</text:p>
          </table:table-cell>
          <table:table-cell table:number-columns-repeated="2"/>
          <table:table-cell office:value-type="float" office:value="8.958951">
            <text:p>8.958951</text:p>
          </table:table-cell>
          <table:table-cell table:number-columns-repeated="2"/>
          <table:table-cell office:value-type="float" office:value="41.721705">
            <text:p>41.721705</text:p>
          </table:table-cell>
          <table:table-cell table:number-columns-repeated="2"/>
          <table:table-cell office:value-type="float" office:value="20.293032">
            <text:p>20.293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.803706">
            <text:p>67.803706</text:p>
          </table:table-cell>
          <table:table-cell table:number-columns-repeated="2"/>
          <table:table-cell office:value-type="float" office:value="3.037917">
            <text:p>3.037917</text:p>
          </table:table-cell>
          <table:table-cell table:number-columns-repeated="2"/>
          <table:table-cell office:value-type="float" office:value="29.898029">
            <text:p>29.898029</text:p>
          </table:table-cell>
          <table:table-cell table:number-columns-repeated="2"/>
          <table:table-cell office:value-type="float" office:value="18.769219">
            <text:p>18.769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.226637">
            <text:p>67.226637</text:p>
          </table:table-cell>
          <table:table-cell table:number-columns-repeated="2"/>
          <table:table-cell office:value-type="float" office:value="3.709387">
            <text:p>3.709387</text:p>
          </table:table-cell>
          <table:table-cell table:number-columns-repeated="2"/>
          <table:table-cell office:value-type="float" office:value="32.154846">
            <text:p>32.154846</text:p>
          </table:table-cell>
          <table:table-cell table:number-columns-repeated="2"/>
          <table:table-cell office:value-type="float" office:value="20.229663">
            <text:p>20.22966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41896">
            <text:p>41896</text:p>
          </table:table-cell>
          <table:table-cell/>
          <table:table-cell office:value-type="float" office:value="7.8">
            <text:p>7.8</text:p>
          </table:table-cell>
          <table:table-cell office:value-type="float" office:value="30996">
            <text:p>30996</text:p>
          </table:table-cell>
          <table:table-cell table:number-columns-repeated="4"/>
          <table:table-cell office:value-type="float" office:value="21.2">
            <text:p>21.2</text:p>
          </table:table-cell>
          <table:table-cell office:value-type="float" office:value="112820">
            <text:p>1128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1">
            <text:p>8.1</text:p>
          </table:table-cell>
          <table:table-cell office:value-type="float" office:value="30712">
            <text:p>30712</text:p>
          </table:table-cell>
          <table:table-cell/>
          <table:table-cell office:value-type="float" office:value="15.9">
            <text:p>15.9</text:p>
          </table:table-cell>
          <table:table-cell office:value-type="float" office:value="46184">
            <text:p>46184</text:p>
          </table:table-cell>
          <table:table-cell table:number-columns-repeated="4"/>
          <table:table-cell table:style-name="ce17" office:value-type="string">
            <text:p>← Control Thread</text:p>
          </table:table-cell>
          <table:table-cell/>
        </table:table-row>
        <table:table-row table:style-name="ro1">
          <table:table-cell/>
          <table:table-cell office:value-type="float" office:value="31.9">
            <text:p>31.9</text:p>
          </table:table-cell>
          <table:table-cell office:value-type="float" office:value="42116">
            <text:p>42116</text:p>
          </table:table-cell>
          <table:table-cell table:number-columns-repeated="4"/>
          <table:table-cell office:value-type="float" office:value="15.7">
            <text:p>15.7</text:p>
          </table:table-cell>
          <table:table-cell office:value-type="float" office:value="46024">
            <text:p>46024</text:p>
          </table:table-cell>
          <table:table-cell/>
          <table:table-cell office:value-type="float" office:value="21">
            <text:p>21</text:p>
          </table:table-cell>
          <table:table-cell office:value-type="float" office:value="111576">
            <text:p>111576</text:p>
          </table:table-cell>
          <table:table-cell table:number-columns-repeated="3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/>
          <table:table-cell table:style-name="ce13" table:number-columns-repeated="11"/>
          <table:table-cell table:number-columns-repeated="3"/>
        </table:table-row>
        <table:table-row table:style-name="ro1">
          <table:table-cell/>
          <table:table-cell table:style-name="ce14" table:number-columns-repeated="6"/>
          <table:table-cell table:style-name="ce15" table:number-columns-repeated="3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15" table:number-columns-repeated="3"/>
          <table:table-cell table:style-name="ce14" table:number-columns-repeated="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5" table:number-columns-repeated="3"/>
          <table:table-cell table:style-name="ce14" table:number-columns-repeated="5"/>
          <table:table-cell table:number-columns-repeated="3"/>
        </table:table-row>
        <table:table-row table:style-name="ro1">
          <table:table-cell/>
          <table:table-cell table:style-name="ce14" table:number-columns-repeated="11"/>
          <table:table-cell table:number-columns-repeated="3"/>
        </table:table-row>
        <table:table-row table:style-name="ro1">
          <table:table-cell/>
          <table:table-cell table:style-name="ce14" table:number-columns-repeated="9"/>
          <table:table-cell table:style-name="ce15" table:number-columns-repeated="2"/>
          <table:table-cell table:style-name="ce11"/>
          <table:table-cell table:style-name="ce18"/>
          <table:table-cell/>
        </table:table-row>
        <table:table-row table:style-name="ro1">
          <table:table-cell/>
          <table:table-cell table:style-name="ce14" table:number-columns-repeated="11"/>
          <table:table-cell table:number-columns-repeated="3"/>
        </table:table-row>
      </table:table>
      <table:table table:name="data_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table:number-columns-spanned="2" table:number-rows-spanned="1">
            <text:p>jxta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jad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fus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mul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11" office:value-type="float" office:value="981.583182">
            <text:p>981.583182</text:p>
          </table:table-cell>
          <table:table-cell table:style-name="ce11" table:number-columns-repeated="2"/>
          <table:table-cell table:style-name="ce11" office:value-type="float" office:value="27.825412">
            <text:p>27.825412</text:p>
          </table:table-cell>
          <table:table-cell table:style-name="ce11" table:number-columns-repeated="2"/>
          <table:table-cell table:style-name="ce11" office:value-type="float" office:value="284.750967">
            <text:p>284.750967</text:p>
          </table:table-cell>
          <table:table-cell table:style-name="ce11" table:number-columns-repeated="2"/>
          <table:table-cell table:style-name="ce11" office:value-type="float" office:value="784.914839">
            <text:p>784.914839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147.376286">
            <text:p>1147.376286</text:p>
          </table:table-cell>
          <table:table-cell table:style-name="ce11" table:number-columns-repeated="2"/>
          <table:table-cell table:style-name="ce11" office:value-type="float" office:value="31.991988">
            <text:p>31.991988</text:p>
          </table:table-cell>
          <table:table-cell table:style-name="ce11" table:number-columns-repeated="2"/>
          <table:table-cell table:style-name="ce11" office:value-type="float" office:value="305.751202">
            <text:p>305.751202</text:p>
          </table:table-cell>
          <table:table-cell table:style-name="ce11" table:number-columns-repeated="2"/>
          <table:table-cell table:style-name="ce11" office:value-type="float" office:value="824.268423">
            <text:p>824.268423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184.856698">
            <text:p>1184.856698</text:p>
          </table:table-cell>
          <table:table-cell table:style-name="ce11" table:number-columns-repeated="2"/>
          <table:table-cell table:style-name="ce11" office:value-type="float" office:value="27.641396">
            <text:p>27.641396</text:p>
          </table:table-cell>
          <table:table-cell table:style-name="ce11" table:number-columns-repeated="2"/>
          <table:table-cell table:style-name="ce11" office:value-type="float" office:value="311.562097">
            <text:p>311.562097</text:p>
          </table:table-cell>
          <table:table-cell table:style-name="ce11" table:number-columns-repeated="2"/>
          <table:table-cell table:style-name="ce11" office:value-type="float" office:value="833.803282">
            <text:p>833.803282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180.671423">
            <text:p>1180.671423</text:p>
          </table:table-cell>
          <table:table-cell table:style-name="ce11" table:number-columns-repeated="2"/>
          <table:table-cell table:style-name="ce11" office:value-type="float" office:value="35.249684">
            <text:p>35.249684</text:p>
          </table:table-cell>
          <table:table-cell table:style-name="ce11" table:number-columns-repeated="2"/>
          <table:table-cell table:style-name="ce11" office:value-type="float" office:value="326.448868">
            <text:p>326.448868</text:p>
          </table:table-cell>
          <table:table-cell table:style-name="ce11" table:number-columns-repeated="2"/>
          <table:table-cell table:style-name="ce11" office:value-type="float" office:value="839.615391">
            <text:p>839.615391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1364.301324">
            <text:p>1364.301324</text:p>
          </table:table-cell>
          <table:table-cell table:style-name="ce11" table:number-columns-repeated="2"/>
          <table:table-cell table:style-name="ce11" office:value-type="float" office:value="35.559104">
            <text:p>35.559104</text:p>
          </table:table-cell>
          <table:table-cell table:style-name="ce11" table:number-columns-repeated="2"/>
          <table:table-cell table:style-name="ce11" office:value-type="float" office:value="327.440656">
            <text:p>327.440656</text:p>
          </table:table-cell>
          <table:table-cell table:style-name="ce11" table:number-columns-repeated="2"/>
          <table:table-cell table:style-name="ce11" office:value-type="float" office:value="827.655569">
            <text:p>827.655569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office:value-type="float" office:value="346.48404">
            <text:p>346.48404</text:p>
          </table:table-cell>
          <table:table-cell table:number-columns-repeated="2"/>
          <table:table-cell office:value-type="float" office:value="3.490818">
            <text:p>3.490818</text:p>
          </table:table-cell>
          <table:table-cell table:number-columns-repeated="2"/>
          <table:table-cell office:value-type="float" office:value="92.750946">
            <text:p>92.750946</text:p>
          </table:table-cell>
          <table:table-cell table:number-columns-repeated="2"/>
          <table:table-cell office:value-type="float" office:value="26.273871">
            <text:p>26.273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.28335">
            <text:p>410.28335</text:p>
          </table:table-cell>
          <table:table-cell table:number-columns-repeated="2"/>
          <table:table-cell office:value-type="float" office:value="4.95345">
            <text:p>4.95345</text:p>
          </table:table-cell>
          <table:table-cell table:number-columns-repeated="2"/>
          <table:table-cell office:value-type="float" office:value="101.071297">
            <text:p>101.071297</text:p>
          </table:table-cell>
          <table:table-cell table:number-columns-repeated="2"/>
          <table:table-cell office:value-type="float" office:value="31.700422">
            <text:p>31.700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.278592">
            <text:p>412.278592</text:p>
          </table:table-cell>
          <table:table-cell table:number-columns-repeated="2"/>
          <table:table-cell office:value-type="float" office:value="5.330614">
            <text:p>5.330614</text:p>
          </table:table-cell>
          <table:table-cell table:number-columns-repeated="2"/>
          <table:table-cell office:value-type="float" office:value="110.438842">
            <text:p>110.438842</text:p>
          </table:table-cell>
          <table:table-cell table:number-columns-repeated="2"/>
          <table:table-cell office:value-type="float" office:value="35.163058">
            <text:p>35.163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613724">
            <text:p>449.613724</text:p>
          </table:table-cell>
          <table:table-cell table:number-columns-repeated="2"/>
          <table:table-cell office:value-type="float" office:value="6.299271">
            <text:p>6.299271</text:p>
          </table:table-cell>
          <table:table-cell table:number-columns-repeated="2"/>
          <table:table-cell office:value-type="float" office:value="122.28673">
            <text:p>122.28673</text:p>
          </table:table-cell>
          <table:table-cell table:number-columns-repeated="2"/>
          <table:table-cell office:value-type="float" office:value="39.51557">
            <text:p>39.51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.072698">
            <text:p>458.072698</text:p>
          </table:table-cell>
          <table:table-cell table:number-columns-repeated="2"/>
          <table:table-cell office:value-type="float" office:value="6.019922">
            <text:p>6.019922</text:p>
          </table:table-cell>
          <table:table-cell table:number-columns-repeated="2"/>
          <table:table-cell office:value-type="float" office:value="134.134201">
            <text:p>134.134201</text:p>
          </table:table-cell>
          <table:table-cell table:number-columns-repeated="2"/>
          <table:table-cell office:value-type="float" office:value="40.682997">
            <text:p>40.682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.440892">
            <text:p>320.440892</text:p>
          </table:table-cell>
          <table:table-cell table:number-columns-repeated="2"/>
          <table:table-cell office:value-type="float" office:value="3.533255">
            <text:p>3.533255</text:p>
          </table:table-cell>
          <table:table-cell table:number-columns-repeated="2"/>
          <table:table-cell office:value-type="float" office:value="74.185493">
            <text:p>74.185493</text:p>
          </table:table-cell>
          <table:table-cell table:number-columns-repeated="2"/>
          <table:table-cell office:value-type="float" office:value="14.898369">
            <text:p>14.898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.171082">
            <text:p>332.171082</text:p>
          </table:table-cell>
          <table:table-cell table:number-columns-repeated="2"/>
          <table:table-cell office:value-type="float" office:value="4.562111">
            <text:p>4.562111</text:p>
          </table:table-cell>
          <table:table-cell table:number-columns-repeated="2"/>
          <table:table-cell office:value-type="float" office:value="76.671624">
            <text:p>76.671624</text:p>
          </table:table-cell>
          <table:table-cell table:number-columns-repeated="2"/>
          <table:table-cell office:value-type="float" office:value="19.198631">
            <text:p>19.198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.017087">
            <text:p>365.017087</text:p>
          </table:table-cell>
          <table:table-cell table:number-columns-repeated="2"/>
          <table:table-cell office:value-type="float" office:value="7.732489">
            <text:p>7.732489</text:p>
          </table:table-cell>
          <table:table-cell table:number-columns-repeated="2"/>
          <table:table-cell office:value-type="float" office:value="92.576618">
            <text:p>92.576618</text:p>
          </table:table-cell>
          <table:table-cell table:number-columns-repeated="2"/>
          <table:table-cell office:value-type="float" office:value="19.505704">
            <text:p>19.505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.427978">
            <text:p>386.427978</text:p>
          </table:table-cell>
          <table:table-cell table:number-columns-repeated="2"/>
          <table:table-cell office:value-type="float" office:value="7.486655">
            <text:p>7.486655</text:p>
          </table:table-cell>
          <table:table-cell table:number-columns-repeated="2"/>
          <table:table-cell office:value-type="float" office:value="121.229432">
            <text:p>121.229432</text:p>
          </table:table-cell>
          <table:table-cell table:number-columns-repeated="2"/>
          <table:table-cell office:value-type="float" office:value="25.798984">
            <text:p>25.798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.477752">
            <text:p>393.477752</text:p>
          </table:table-cell>
          <table:table-cell table:number-columns-repeated="2"/>
          <table:table-cell office:value-type="float" office:value="7.352386">
            <text:p>7.352386</text:p>
          </table:table-cell>
          <table:table-cell table:number-columns-repeated="2"/>
          <table:table-cell office:value-type="float" office:value="121.390637">
            <text:p>121.390637</text:p>
          </table:table-cell>
          <table:table-cell table:number-columns-repeated="2"/>
          <table:table-cell office:value-type="float" office:value="28.2976">
            <text:p>28.2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.963658">
            <text:p>208.963658</text:p>
          </table:table-cell>
          <table:table-cell table:number-columns-repeated="2"/>
          <table:table-cell office:value-type="float" office:value="4.739368">
            <text:p>4.739368</text:p>
          </table:table-cell>
          <table:table-cell table:number-columns-repeated="2"/>
          <table:table-cell office:value-type="float" office:value="52.909751">
            <text:p>52.909751</text:p>
          </table:table-cell>
          <table:table-cell table:number-columns-repeated="2"/>
          <table:table-cell office:value-type="float" office:value="19.731745">
            <text:p>19.731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.830318">
            <text:p>285.830318</text:p>
          </table:table-cell>
          <table:table-cell table:number-columns-repeated="2"/>
          <table:table-cell office:value-type="float" office:value="4.32397">
            <text:p>4.32397</text:p>
          </table:table-cell>
          <table:table-cell table:number-columns-repeated="2"/>
          <table:table-cell office:value-type="float" office:value="55.544176">
            <text:p>55.544176</text:p>
          </table:table-cell>
          <table:table-cell table:number-columns-repeated="2"/>
          <table:table-cell office:value-type="float" office:value="23.646926">
            <text:p>23.646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.64002">
            <text:p>294.64002</text:p>
          </table:table-cell>
          <table:table-cell table:number-columns-repeated="2"/>
          <table:table-cell office:value-type="float" office:value="4.526523">
            <text:p>4.526523</text:p>
          </table:table-cell>
          <table:table-cell table:number-columns-repeated="2"/>
          <table:table-cell office:value-type="float" office:value="67.923378">
            <text:p>67.923378</text:p>
          </table:table-cell>
          <table:table-cell table:number-columns-repeated="2"/>
          <table:table-cell office:value-type="float" office:value="24.010731">
            <text:p>24.010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.452963">
            <text:p>302.452963</text:p>
          </table:table-cell>
          <table:table-cell table:number-columns-repeated="2"/>
          <table:table-cell office:value-type="float" office:value="5.346616">
            <text:p>5.346616</text:p>
          </table:table-cell>
          <table:table-cell table:number-columns-repeated="2"/>
          <table:table-cell office:value-type="float" office:value="68.465843">
            <text:p>68.465843</text:p>
          </table:table-cell>
          <table:table-cell table:number-columns-repeated="2"/>
          <table:table-cell office:value-type="float" office:value="29.054098">
            <text:p>29.05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.840099">
            <text:p>302.840099</text:p>
          </table:table-cell>
          <table:table-cell table:number-columns-repeated="2"/>
          <table:table-cell office:value-type="float" office:value="4.577265">
            <text:p>4.577265</text:p>
          </table:table-cell>
          <table:table-cell table:number-columns-repeated="2"/>
          <table:table-cell office:value-type="float" office:value="70.079117">
            <text:p>70.079117</text:p>
          </table:table-cell>
          <table:table-cell table:number-columns-repeated="2"/>
          <table:table-cell office:value-type="float" office:value="30.118893">
            <text:p>30.118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.459744">
            <text:p>215.459744</text:p>
          </table:table-cell>
          <table:table-cell table:number-columns-repeated="2"/>
          <table:table-cell office:value-type="float" office:value="7.089371">
            <text:p>7.089371</text:p>
          </table:table-cell>
          <table:table-cell table:number-columns-repeated="2"/>
          <table:table-cell office:value-type="float" office:value="53.277873">
            <text:p>53.277873</text:p>
          </table:table-cell>
          <table:table-cell table:number-columns-repeated="2"/>
          <table:table-cell office:value-type="float" office:value="21.58017">
            <text:p>21.5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.291703">
            <text:p>242.291703</text:p>
          </table:table-cell>
          <table:table-cell table:number-columns-repeated="2"/>
          <table:table-cell office:value-type="float" office:value="6.620055">
            <text:p>6.620055</text:p>
          </table:table-cell>
          <table:table-cell table:number-columns-repeated="2"/>
          <table:table-cell office:value-type="float" office:value="55.300726">
            <text:p>55.300726</text:p>
          </table:table-cell>
          <table:table-cell table:number-columns-repeated="2"/>
          <table:table-cell office:value-type="float" office:value="21.824261">
            <text:p>21.824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.429411">
            <text:p>247.429411</text:p>
          </table:table-cell>
          <table:table-cell table:number-columns-repeated="2"/>
          <table:table-cell office:value-type="float" office:value="6.204147">
            <text:p>6.204147</text:p>
          </table:table-cell>
          <table:table-cell table:number-columns-repeated="2"/>
          <table:table-cell office:value-type="float" office:value="58.408171">
            <text:p>58.408171</text:p>
          </table:table-cell>
          <table:table-cell table:number-columns-repeated="2"/>
          <table:table-cell office:value-type="float" office:value="24.261396">
            <text:p>24.261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.278845">
            <text:p>249.278845</text:p>
          </table:table-cell>
          <table:table-cell table:number-columns-repeated="2"/>
          <table:table-cell office:value-type="float" office:value="7.279084">
            <text:p>7.279084</text:p>
          </table:table-cell>
          <table:table-cell table:number-columns-repeated="2"/>
          <table:table-cell office:value-type="float" office:value="71.073794">
            <text:p>71.073794</text:p>
          </table:table-cell>
          <table:table-cell table:number-columns-repeated="2"/>
          <table:table-cell office:value-type="float" office:value="25.709006">
            <text:p>25.709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.474161">
            <text:p>254.474161</text:p>
          </table:table-cell>
          <table:table-cell table:number-columns-repeated="2"/>
          <table:table-cell office:value-type="float" office:value="6.162954">
            <text:p>6.162954</text:p>
          </table:table-cell>
          <table:table-cell table:number-columns-repeated="2"/>
          <table:table-cell office:value-type="float" office:value="75.136352">
            <text:p>75.136352</text:p>
          </table:table-cell>
          <table:table-cell table:number-columns-repeated="2"/>
          <table:table-cell office:value-type="float" office:value="25.305117">
            <text:p>25.305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.179177">
            <text:p>195.179177</text:p>
          </table:table-cell>
          <table:table-cell table:number-columns-repeated="2"/>
          <table:table-cell office:value-type="float" office:value="6.417838">
            <text:p>6.417838</text:p>
          </table:table-cell>
          <table:table-cell table:number-columns-repeated="2"/>
          <table:table-cell office:value-type="float" office:value="60.099296">
            <text:p>60.099296</text:p>
          </table:table-cell>
          <table:table-cell table:number-columns-repeated="2"/>
          <table:table-cell office:value-type="float" office:value="22.823857">
            <text:p>22.823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.293913">
            <text:p>222.293913</text:p>
          </table:table-cell>
          <table:table-cell table:number-columns-repeated="2"/>
          <table:table-cell office:value-type="float" office:value="5.793712">
            <text:p>5.793712</text:p>
          </table:table-cell>
          <table:table-cell table:number-columns-repeated="2"/>
          <table:table-cell office:value-type="float" office:value="60.47818">
            <text:p>60.47818</text:p>
          </table:table-cell>
          <table:table-cell table:number-columns-repeated="2"/>
          <table:table-cell office:value-type="float" office:value="24.427648">
            <text:p>24.427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.745334">
            <text:p>219.745334</text:p>
          </table:table-cell>
          <table:table-cell table:number-columns-repeated="2"/>
          <table:table-cell office:value-type="float" office:value="6.763271">
            <text:p>6.763271</text:p>
          </table:table-cell>
          <table:table-cell table:number-columns-repeated="2"/>
          <table:table-cell office:value-type="float" office:value="62.01037">
            <text:p>62.01037</text:p>
          </table:table-cell>
          <table:table-cell table:number-columns-repeated="2"/>
          <table:table-cell office:value-type="float" office:value="27.382898">
            <text:p>27.382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.066867">
            <text:p>214.066867</text:p>
          </table:table-cell>
          <table:table-cell table:number-columns-repeated="2"/>
          <table:table-cell office:value-type="float" office:value="6.332039">
            <text:p>6.332039</text:p>
          </table:table-cell>
          <table:table-cell table:number-columns-repeated="2"/>
          <table:table-cell office:value-type="float" office:value="70.23742">
            <text:p>70.23742</text:p>
          </table:table-cell>
          <table:table-cell table:number-columns-repeated="2"/>
          <table:table-cell office:value-type="float" office:value="24.060944">
            <text:p>24.060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.526754">
            <text:p>233.526754</text:p>
          </table:table-cell>
          <table:table-cell table:number-columns-repeated="2"/>
          <table:table-cell office:value-type="float" office:value="6.928583">
            <text:p>6.928583</text:p>
          </table:table-cell>
          <table:table-cell table:number-columns-repeated="2"/>
          <table:table-cell office:value-type="float" office:value="89.148345">
            <text:p>89.148345</text:p>
          </table:table-cell>
          <table:table-cell table:number-columns-repeated="2"/>
          <table:table-cell office:value-type="float" office:value="28.535329">
            <text:p>28.535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.466027">
            <text:p>162.466027</text:p>
          </table:table-cell>
          <table:table-cell table:number-columns-repeated="2"/>
          <table:table-cell office:value-type="float" office:value="6.675666">
            <text:p>6.675666</text:p>
          </table:table-cell>
          <table:table-cell table:number-columns-repeated="2"/>
          <table:table-cell office:value-type="float" office:value="43.306091">
            <text:p>43.306091</text:p>
          </table:table-cell>
          <table:table-cell table:number-columns-repeated="2"/>
          <table:table-cell office:value-type="float" office:value="19.462566">
            <text:p>19.462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.154878">
            <text:p>192.154878</text:p>
          </table:table-cell>
          <table:table-cell table:number-columns-repeated="2"/>
          <table:table-cell office:value-type="float" office:value="5.280317">
            <text:p>5.280317</text:p>
          </table:table-cell>
          <table:table-cell table:number-columns-repeated="2"/>
          <table:table-cell office:value-type="float" office:value="55.576333">
            <text:p>55.576333</text:p>
          </table:table-cell>
          <table:table-cell table:number-columns-repeated="2"/>
          <table:table-cell office:value-type="float" office:value="25.370083">
            <text:p>25.37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.219035">
            <text:p>200.219035</text:p>
          </table:table-cell>
          <table:table-cell table:number-columns-repeated="2"/>
          <table:table-cell office:value-type="float" office:value="6.851791">
            <text:p>6.851791</text:p>
          </table:table-cell>
          <table:table-cell table:number-columns-repeated="2"/>
          <table:table-cell office:value-type="float" office:value="60.892294">
            <text:p>60.892294</text:p>
          </table:table-cell>
          <table:table-cell table:number-columns-repeated="2"/>
          <table:table-cell office:value-type="float" office:value="27.357457">
            <text:p>27.357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.815349">
            <text:p>253.815349</text:p>
          </table:table-cell>
          <table:table-cell table:number-columns-repeated="2"/>
          <table:table-cell office:value-type="float" office:value="6.718401">
            <text:p>6.718401</text:p>
          </table:table-cell>
          <table:table-cell table:number-columns-repeated="2"/>
          <table:table-cell office:value-type="float" office:value="74.159553">
            <text:p>74.159553</text:p>
          </table:table-cell>
          <table:table-cell table:number-columns-repeated="2"/>
          <table:table-cell office:value-type="float" office:value="29.560941">
            <text:p>29.560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.247765">
            <text:p>259.247765</text:p>
          </table:table-cell>
          <table:table-cell table:number-columns-repeated="2"/>
          <table:table-cell office:value-type="float" office:value="6.313399">
            <text:p>6.313399</text:p>
          </table:table-cell>
          <table:table-cell table:number-columns-repeated="2"/>
          <table:table-cell office:value-type="float" office:value="76.38846">
            <text:p>76.38846</text:p>
          </table:table-cell>
          <table:table-cell table:number-columns-repeated="2"/>
          <table:table-cell office:value-type="float" office:value="27.698095">
            <text:p>27.69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.571544">
            <text:p>150.571544</text:p>
          </table:table-cell>
          <table:table-cell table:number-columns-repeated="2"/>
          <table:table-cell office:value-type="float" office:value="3.655577">
            <text:p>3.655577</text:p>
          </table:table-cell>
          <table:table-cell table:number-columns-repeated="2"/>
          <table:table-cell office:value-type="float" office:value="45.284962">
            <text:p>45.284962</text:p>
          </table:table-cell>
          <table:table-cell table:number-columns-repeated="2"/>
          <table:table-cell office:value-type="float" office:value="15.423325">
            <text:p>15.423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.755673">
            <text:p>195.755673</text:p>
          </table:table-cell>
          <table:table-cell table:number-columns-repeated="2"/>
          <table:table-cell office:value-type="float" office:value="5.191612">
            <text:p>5.191612</text:p>
          </table:table-cell>
          <table:table-cell table:number-columns-repeated="2"/>
          <table:table-cell office:value-type="float" office:value="52.711809">
            <text:p>52.711809</text:p>
          </table:table-cell>
          <table:table-cell table:number-columns-repeated="2"/>
          <table:table-cell office:value-type="float" office:value="21.027528">
            <text:p>21.027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.025729">
            <text:p>199.025729</text:p>
          </table:table-cell>
          <table:table-cell table:number-columns-repeated="2"/>
          <table:table-cell office:value-type="float" office:value="5.581689">
            <text:p>5.581689</text:p>
          </table:table-cell>
          <table:table-cell table:number-columns-repeated="2"/>
          <table:table-cell office:value-type="float" office:value="52.856686">
            <text:p>52.856686</text:p>
          </table:table-cell>
          <table:table-cell table:number-columns-repeated="2"/>
          <table:table-cell office:value-type="float" office:value="20.335551">
            <text:p>20.335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.383142">
            <text:p>205.383142</text:p>
          </table:table-cell>
          <table:table-cell table:number-columns-repeated="2"/>
          <table:table-cell office:value-type="float" office:value="5.232124">
            <text:p>5.232124</text:p>
          </table:table-cell>
          <table:table-cell table:number-columns-repeated="2"/>
          <table:table-cell office:value-type="float" office:value="69.72572">
            <text:p>69.72572</text:p>
          </table:table-cell>
          <table:table-cell table:number-columns-repeated="2"/>
          <table:table-cell office:value-type="float" office:value="23.691923">
            <text:p>23.691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.410815">
            <text:p>204.410815</text:p>
          </table:table-cell>
          <table:table-cell table:number-columns-repeated="2"/>
          <table:table-cell office:value-type="float" office:value="6.326584">
            <text:p>6.326584</text:p>
          </table:table-cell>
          <table:table-cell table:number-columns-repeated="2"/>
          <table:table-cell office:value-type="float" office:value="71.191906">
            <text:p>71.191906</text:p>
          </table:table-cell>
          <table:table-cell table:number-columns-repeated="2"/>
          <table:table-cell office:value-type="float" office:value="22.660263">
            <text:p>22.660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.104259">
            <text:p>231.104259</text:p>
          </table:table-cell>
          <table:table-cell table:number-columns-repeated="2"/>
          <table:table-cell office:value-type="float" office:value="12.669438">
            <text:p>12.669438</text:p>
          </table:table-cell>
          <table:table-cell table:number-columns-repeated="2"/>
          <table:table-cell office:value-type="float" office:value="44.919673">
            <text:p>44.919673</text:p>
          </table:table-cell>
          <table:table-cell table:number-columns-repeated="2"/>
          <table:table-cell office:value-type="float" office:value="18.034384">
            <text:p>18.034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.904251">
            <text:p>232.904251</text:p>
          </table:table-cell>
          <table:table-cell table:number-columns-repeated="2"/>
          <table:table-cell office:value-type="float" office:value="14.535599">
            <text:p>14.535599</text:p>
          </table:table-cell>
          <table:table-cell table:number-columns-repeated="2"/>
          <table:table-cell office:value-type="float" office:value="59.350906">
            <text:p>59.350906</text:p>
          </table:table-cell>
          <table:table-cell table:number-columns-repeated="2"/>
          <table:table-cell office:value-type="float" office:value="24.655183">
            <text:p>24.655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.48873">
            <text:p>241.48873</text:p>
          </table:table-cell>
          <table:table-cell table:number-columns-repeated="2"/>
          <table:table-cell office:value-type="float" office:value="15.298431">
            <text:p>15.298431</text:p>
          </table:table-cell>
          <table:table-cell table:number-columns-repeated="2"/>
          <table:table-cell office:value-type="float" office:value="69.253168">
            <text:p>69.253168</text:p>
          </table:table-cell>
          <table:table-cell table:number-columns-repeated="2"/>
          <table:table-cell office:value-type="float" office:value="24.436815">
            <text:p>24.436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.522571">
            <text:p>252.522571</text:p>
          </table:table-cell>
          <table:table-cell table:number-columns-repeated="2"/>
          <table:table-cell office:value-type="float" office:value="15.467335">
            <text:p>15.467335</text:p>
          </table:table-cell>
          <table:table-cell table:number-columns-repeated="2"/>
          <table:table-cell office:value-type="float" office:value="73.142242">
            <text:p>73.142242</text:p>
          </table:table-cell>
          <table:table-cell table:number-columns-repeated="2"/>
          <table:table-cell office:value-type="float" office:value="32.863848">
            <text:p>32.863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.089009">
            <text:p>258.089009</text:p>
          </table:table-cell>
          <table:table-cell table:number-columns-repeated="2"/>
          <table:table-cell office:value-type="float" office:value="14.792846">
            <text:p>14.792846</text:p>
          </table:table-cell>
          <table:table-cell table:number-columns-repeated="2"/>
          <table:table-cell office:value-type="float" office:value="87.873607">
            <text:p>87.873607</text:p>
          </table:table-cell>
          <table:table-cell table:number-columns-repeated="2"/>
          <table:table-cell office:value-type="float" office:value="33.350477">
            <text:p>33.350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.177192">
            <text:p>189.177192</text:p>
          </table:table-cell>
          <table:table-cell table:number-columns-repeated="2"/>
          <table:table-cell office:value-type="float" office:value="4.740346">
            <text:p>4.740346</text:p>
          </table:table-cell>
          <table:table-cell table:number-columns-repeated="2"/>
          <table:table-cell office:value-type="float" office:value="51.7904">
            <text:p>51.7904</text:p>
          </table:table-cell>
          <table:table-cell table:number-columns-repeated="2"/>
          <table:table-cell office:value-type="float" office:value="17.320469">
            <text:p>17.320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.705017">
            <text:p>199.705017</text:p>
          </table:table-cell>
          <table:table-cell table:number-columns-repeated="2"/>
          <table:table-cell office:value-type="float" office:value="5.520389">
            <text:p>5.520389</text:p>
          </table:table-cell>
          <table:table-cell table:number-columns-repeated="2"/>
          <table:table-cell office:value-type="float" office:value="54.47578">
            <text:p>54.47578</text:p>
          </table:table-cell>
          <table:table-cell table:number-columns-repeated="2"/>
          <table:table-cell office:value-type="float" office:value="28.673975">
            <text:p>28.673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.767097">
            <text:p>208.767097</text:p>
          </table:table-cell>
          <table:table-cell table:number-columns-repeated="2"/>
          <table:table-cell office:value-type="float" office:value="6.749048">
            <text:p>6.749048</text:p>
          </table:table-cell>
          <table:table-cell table:number-columns-repeated="2"/>
          <table:table-cell office:value-type="float" office:value="55.524025">
            <text:p>55.524025</text:p>
          </table:table-cell>
          <table:table-cell table:number-columns-repeated="2"/>
          <table:table-cell office:value-type="float" office:value="30.594109">
            <text:p>30.59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.959935">
            <text:p>218.959935</text:p>
          </table:table-cell>
          <table:table-cell table:number-columns-repeated="2"/>
          <table:table-cell office:value-type="float" office:value="6.152545">
            <text:p>6.152545</text:p>
          </table:table-cell>
          <table:table-cell table:number-columns-repeated="2"/>
          <table:table-cell office:value-type="float" office:value="58.368042">
            <text:p>58.368042</text:p>
          </table:table-cell>
          <table:table-cell table:number-columns-repeated="2"/>
          <table:table-cell office:value-type="float" office:value="40.123512">
            <text:p>40.123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.979826">
            <text:p>223.979826</text:p>
          </table:table-cell>
          <table:table-cell table:number-columns-repeated="2"/>
          <table:table-cell office:value-type="float" office:value="6.66774">
            <text:p>6.66774</text:p>
          </table:table-cell>
          <table:table-cell table:number-columns-repeated="2"/>
          <table:table-cell office:value-type="float" office:value="74.131751">
            <text:p>74.131751</text:p>
          </table:table-cell>
          <table:table-cell table:number-columns-repeated="2"/>
          <table:table-cell office:value-type="float" office:value="39.225914">
            <text:p>39.22591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style-name="ce4"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style-name="ce4"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style-name="ce4"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7484">
            <text:p>47484</text:p>
          </table:table-cell>
          <table:table-cell/>
          <table:table-cell office:value-type="float" office:value="5.2">
            <text:p>5.2</text:p>
          </table:table-cell>
          <table:table-cell office:value-type="float" office:value="30544">
            <text:p>30544</text:p>
          </table:table-cell>
          <table:table-cell/>
          <table:table-cell table:style-name="ce11" table:number-columns-repeated="3"/>
          <table:table-cell office:value-type="float" office:value="13.4">
            <text:p>13.4</text:p>
          </table:table-cell>
          <table:table-cell office:value-type="float" office:value="90400">
            <text:p>90400</text:p>
          </table:table-cell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office:value-type="float" office:value="5.4">
            <text:p>5.4</text:p>
          </table:table-cell>
          <table:table-cell office:value-type="float" office:value="30808">
            <text:p>30808</text:p>
          </table:table-cell>
          <table:table-cell/>
          <table:table-cell office:value-type="float" office:value="12.4">
            <text:p>12.4</text:p>
          </table:table-cell>
          <table:table-cell office:value-type="float" office:value="45588">
            <text:p>45588</text:p>
          </table:table-cell>
          <table:table-cell/>
          <table:table-cell office:value-type="float" office:value="13.5">
            <text:p>13.5</text:p>
          </table:table-cell>
          <table:table-cell office:value-type="float" office:value="96912">
            <text:p>96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6476">
            <text:p>46476</text:p>
          </table:table-cell>
          <table:table-cell/>
          <table:table-cell table:style-name="ce11" table:number-columns-repeated="3"/>
          <table:table-cell office:value-type="float" office:value="12.4">
            <text:p>12.4</text:p>
          </table:table-cell>
          <table:table-cell office:value-type="float" office:value="46136">
            <text:p>46136</text:p>
          </table:table-cell>
          <table:table-cell/>
          <table:table-cell office:value-type="float" office:value="13.5">
            <text:p>13.5</text:p>
          </table:table-cell>
          <table:table-cell office:value-type="float" office:value="90044">
            <text:p>9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6972">
            <text:p>46972</text:p>
          </table:table-cell>
          <table:table-cell/>
          <table:table-cell office:value-type="float" office:value="5.3">
            <text:p>5.3</text:p>
          </table:table-cell>
          <table:table-cell office:value-type="float" office:value="30840">
            <text:p>30840</text:p>
          </table:table-cell>
          <table:table-cell/>
          <table:table-cell office:value-type="float" office:value="12">
            <text:p>12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3.5">
            <text:p>13.5</text:p>
          </table:table-cell>
          <table:table-cell office:value-type="float" office:value="96500">
            <text:p>96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3">
            <text:p>22.3</text:p>
          </table:table-cell>
          <table:table-cell office:value-type="float" office:value="46508">
            <text:p>46508</text:p>
          </table:table-cell>
          <table:table-cell/>
          <table:table-cell office:value-type="float" office:value="5.2">
            <text:p>5.2</text:p>
          </table:table-cell>
          <table:table-cell office:value-type="float" office:value="30816">
            <text:p>30816</text:p>
          </table:table-cell>
          <table:table-cell/>
          <table:table-cell office:value-type="float" office:value="12.4">
            <text:p>12.4</text:p>
          </table:table-cell>
          <table:table-cell office:value-type="float" office:value="45936">
            <text:p>45936</text:p>
          </table:table-cell>
          <table:table-cell/>
          <table:table-cell table:style-name="ce11" table:number-columns-repeated="3"/>
          <table:table-cell table:style-name="ce17" office:value-type="string">
            <text:p>← Control Thread</text:p>
          </table:table-cell>
          <table:table-cell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47068">
            <text:p>47068</text:p>
          </table:table-cell>
          <table:table-cell/>
          <table:table-cell office:value-type="float" office:value="5.3">
            <text:p>5.3</text:p>
          </table:table-cell>
          <table:table-cell office:value-type="float" office:value="30552">
            <text:p>30552</text:p>
          </table:table-cell>
          <table:table-cell/>
          <table:table-cell office:value-type="float" office:value="12.3">
            <text:p>12.3</text:p>
          </table:table-cell>
          <table:table-cell office:value-type="float" office:value="45392">
            <text:p>45392</text:p>
          </table:table-cell>
          <table:table-cell/>
          <table:table-cell office:value-type="float" office:value="13.6">
            <text:p>13.6</text:p>
          </table:table-cell>
          <table:table-cell office:value-type="float" office:value="96280">
            <text:p>96280</text:p>
          </table:table-cell>
          <table:table-cell table:number-columns-repeated="3"/>
        </table:table-row>
      </table:table>
      <table:table table:name="data_10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9" office:value-type="string" table:number-columns-spanned="2" table:number-rows-spanned="1">
            <text:p>jxta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jad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fuse</text:p>
          </table:table-cell>
          <table:covered-table-cell table:style-name="ce4"/>
          <table:table-cell table:style-name="ce4"/>
          <table:table-cell table:style-name="ce9" office:value-type="string" table:number-columns-spanned="2" table:number-rows-spanned="1">
            <text:p>mule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 table:number-columns-repeated="2"/>
          <table:table-cell table:style-name="ce10" office:value-type="string">
            <text:p>duration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style-name="ce11" office:value-type="float" office:value="1822.805984">
            <text:p>1822.805984</text:p>
          </table:table-cell>
          <table:table-cell table:style-name="ce11" table:number-columns-repeated="2"/>
          <table:table-cell table:style-name="ce11" office:value-type="float" office:value="32.785344">
            <text:p>32.785344</text:p>
          </table:table-cell>
          <table:table-cell table:style-name="ce11" table:number-columns-repeated="2"/>
          <table:table-cell table:style-name="ce11" office:value-type="float" office:value="539.140353">
            <text:p>539.140353</text:p>
          </table:table-cell>
          <table:table-cell table:style-name="ce11" table:number-columns-repeated="2"/>
          <table:table-cell table:style-name="ce11" office:value-type="float" office:value="1639.500615">
            <text:p>1639.500615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529.149039">
            <text:p>529.149039</text:p>
          </table:table-cell>
          <table:table-cell table:style-name="ce11" table:number-columns-repeated="2"/>
          <table:table-cell table:style-name="ce11" office:value-type="float" office:value="42.418075">
            <text:p>42.418075</text:p>
          </table:table-cell>
          <table:table-cell table:style-name="ce11" table:number-columns-repeated="2"/>
          <table:table-cell table:style-name="ce11" office:value-type="float" office:value="601.421608">
            <text:p>601.421608</text:p>
          </table:table-cell>
          <table:table-cell table:style-name="ce11" table:number-columns-repeated="2"/>
          <table:table-cell table:style-name="ce11" office:value-type="float" office:value="627.644033">
            <text:p>627.644033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2860.120402">
            <text:p>2860.120402</text:p>
          </table:table-cell>
          <table:table-cell table:style-name="ce11" table:number-columns-repeated="2"/>
          <table:table-cell table:style-name="ce11" office:value-type="float" office:value="32.351137">
            <text:p>32.351137</text:p>
          </table:table-cell>
          <table:table-cell table:style-name="ce11" table:number-columns-repeated="2"/>
          <table:table-cell table:style-name="ce11" office:value-type="float" office:value="602.253362">
            <text:p>602.253362</text:p>
          </table:table-cell>
          <table:table-cell table:style-name="ce11" table:number-columns-repeated="2"/>
          <table:table-cell table:style-name="ce11" office:value-type="float" office:value="667.086426">
            <text:p>667.086426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984.958709">
            <text:p>984.958709</text:p>
          </table:table-cell>
          <table:table-cell table:style-name="ce11" table:number-columns-repeated="2"/>
          <table:table-cell table:style-name="ce11" office:value-type="float" office:value="42.651253">
            <text:p>42.651253</text:p>
          </table:table-cell>
          <table:table-cell table:style-name="ce11" table:number-columns-repeated="2"/>
          <table:table-cell table:style-name="ce11" office:value-type="float" office:value="717.392667">
            <text:p>717.392667</text:p>
          </table:table-cell>
          <table:table-cell table:style-name="ce11" table:number-columns-repeated="2"/>
          <table:table-cell table:style-name="ce11" office:value-type="float" office:value="1671.669669">
            <text:p>1671.669669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3152.160898">
            <text:p>3152.160898</text:p>
          </table:table-cell>
          <table:table-cell table:style-name="ce11" table:number-columns-repeated="2"/>
          <table:table-cell table:style-name="ce11" office:value-type="float" office:value="44.373399">
            <text:p>44.373399</text:p>
          </table:table-cell>
          <table:table-cell table:style-name="ce11" table:number-columns-repeated="2"/>
          <table:table-cell table:style-name="ce11" office:value-type="float" office:value="731.665594">
            <text:p>731.665594</text:p>
          </table:table-cell>
          <table:table-cell table:style-name="ce11" table:number-columns-repeated="2"/>
          <table:table-cell table:style-name="ce11" office:value-type="float" office:value="694.455755">
            <text:p>694.455755</text:p>
          </table:table-cell>
          <table:table-cell table:style-name="ce11"/>
          <table:table-cell/>
          <table:table-cell table:style-name="ce17" office:value-type="string">
            <text:p>← Just-in-time compilation</text:p>
          </table:table-cell>
          <table:table-cell table:style-name="ce19"/>
        </table:table-row>
        <table:table-row table:style-name="ro1">
          <table:table-cell/>
          <table:table-cell table:style-name="ce11" office:value-type="float" office:value="3261.344036">
            <text:p>3261.344036</text:p>
          </table:table-cell>
          <table:table-cell table:style-name="ce11" table:number-columns-repeated="2"/>
          <table:table-cell table:style-name="ce11" office:value-type="float" office:value="52.961002">
            <text:p>52.961002</text:p>
          </table:table-cell>
          <table:table-cell table:style-name="ce11" table:number-columns-repeated="2"/>
          <table:table-cell table:style-name="ce11" office:value-type="float" office:value="738.476952">
            <text:p>738.476952</text:p>
          </table:table-cell>
          <table:table-cell table:style-name="ce11" table:number-columns-repeated="2"/>
          <table:table-cell table:style-name="ce11" office:value-type="float" office:value="1691.48427">
            <text:p>1691.48427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1263.026235">
            <text:p>1263.026235</text:p>
          </table:table-cell>
          <table:table-cell table:style-name="ce11" table:number-columns-repeated="2"/>
          <table:table-cell table:style-name="ce11" office:value-type="float" office:value="52.417712">
            <text:p>52.417712</text:p>
          </table:table-cell>
          <table:table-cell table:style-name="ce11" table:number-columns-repeated="2"/>
          <table:table-cell table:style-name="ce11" office:value-type="float" office:value="724.616456">
            <text:p>724.616456</text:p>
          </table:table-cell>
          <table:table-cell table:style-name="ce11" table:number-columns-repeated="2"/>
          <table:table-cell table:style-name="ce11" office:value-type="float" office:value="765.962308">
            <text:p>765.962308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3476.485619">
            <text:p>3476.485619</text:p>
          </table:table-cell>
          <table:table-cell table:style-name="ce11" table:number-columns-repeated="2"/>
          <table:table-cell table:style-name="ce11" office:value-type="float" office:value="54.725543">
            <text:p>54.725543</text:p>
          </table:table-cell>
          <table:table-cell table:style-name="ce11" table:number-columns-repeated="2"/>
          <table:table-cell table:style-name="ce11" office:value-type="float" office:value="754.356694">
            <text:p>754.356694</text:p>
          </table:table-cell>
          <table:table-cell table:style-name="ce11" table:number-columns-repeated="2"/>
          <table:table-cell table:style-name="ce11" office:value-type="float" office:value="1759.328785">
            <text:p>1759.328785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3535.789622">
            <text:p>3535.789622</text:p>
          </table:table-cell>
          <table:table-cell table:style-name="ce11" table:number-columns-repeated="2"/>
          <table:table-cell table:style-name="ce11" office:value-type="float" office:value="65.964319">
            <text:p>65.964319</text:p>
          </table:table-cell>
          <table:table-cell table:style-name="ce11" table:number-columns-repeated="2"/>
          <table:table-cell table:style-name="ce11" office:value-type="float" office:value="752.263787">
            <text:p>752.263787</text:p>
          </table:table-cell>
          <table:table-cell table:style-name="ce11" table:number-columns-repeated="2"/>
          <table:table-cell table:style-name="ce11" office:value-type="float" office:value="1808.27926">
            <text:p>1808.27926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table:style-name="ce11" office:value-type="float" office:value="3633.997452">
            <text:p>3633.997452</text:p>
          </table:table-cell>
          <table:table-cell table:style-name="ce11" table:number-columns-repeated="2"/>
          <table:table-cell table:style-name="ce11" office:value-type="float" office:value="56.659884">
            <text:p>56.659884</text:p>
          </table:table-cell>
          <table:table-cell table:style-name="ce11" table:number-columns-repeated="2"/>
          <table:table-cell table:style-name="ce11" office:value-type="float" office:value="767.843036">
            <text:p>767.843036</text:p>
          </table:table-cell>
          <table:table-cell table:style-name="ce11" table:number-columns-repeated="2"/>
          <table:table-cell table:style-name="ce11" office:value-type="float" office:value="818.31154">
            <text:p>818.31154</text:p>
          </table:table-cell>
          <table:table-cell table:number-columns-repeated="2"/>
          <table:table-cell table:style-name="ce17" office:value-type="string">
            <text:p>← Just-in-time compilation</text:p>
          </table:table-cell>
          <table:table-cell/>
        </table:table-row>
        <table:table-row table:style-name="ro1">
          <table:table-cell/>
          <table:table-cell office:value-type="float" office:value="1490.287517">
            <text:p>1490.287517</text:p>
          </table:table-cell>
          <table:table-cell table:number-columns-repeated="2"/>
          <table:table-cell office:value-type="float" office:value="2.942847">
            <text:p>2.942847</text:p>
          </table:table-cell>
          <table:table-cell table:number-columns-repeated="2"/>
          <table:table-cell office:value-type="float" office:value="124.025117">
            <text:p>124.025117</text:p>
          </table:table-cell>
          <table:table-cell table:number-columns-repeated="2"/>
          <table:table-cell office:value-type="float" office:value="1789.188227">
            <text:p>1789.188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0.967931">
            <text:p>1700.967931</text:p>
          </table:table-cell>
          <table:table-cell table:number-columns-repeated="2"/>
          <table:table-cell office:value-type="float" office:value="5.828358">
            <text:p>5.828358</text:p>
          </table:table-cell>
          <table:table-cell table:number-columns-repeated="2"/>
          <table:table-cell office:value-type="float" office:value="125.698447">
            <text:p>125.698447</text:p>
          </table:table-cell>
          <table:table-cell table:number-columns-repeated="2"/>
          <table:table-cell office:value-type="float" office:value="821.171418">
            <text:p>821.171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9.648564">
            <text:p>1369.648564</text:p>
          </table:table-cell>
          <table:table-cell table:number-columns-repeated="2"/>
          <table:table-cell office:value-type="float" office:value="5.906344">
            <text:p>5.906344</text:p>
          </table:table-cell>
          <table:table-cell table:number-columns-repeated="2"/>
          <table:table-cell office:value-type="float" office:value="134.185314">
            <text:p>134.185314</text:p>
          </table:table-cell>
          <table:table-cell table:number-columns-repeated="2"/>
          <table:table-cell office:value-type="float" office:value="1848.541869">
            <text:p>1848.54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5.456989">
            <text:p>3765.456989</text:p>
          </table:table-cell>
          <table:table-cell table:number-columns-repeated="2"/>
          <table:table-cell office:value-type="float" office:value="5.460176">
            <text:p>5.460176</text:p>
          </table:table-cell>
          <table:table-cell table:number-columns-repeated="2"/>
          <table:table-cell office:value-type="float" office:value="172.362566">
            <text:p>172.362566</text:p>
          </table:table-cell>
          <table:table-cell table:number-columns-repeated="2"/>
          <table:table-cell office:value-type="float" office:value="1872.112864">
            <text:p>1872.112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3.378718">
            <text:p>1503.378718</text:p>
          </table:table-cell>
          <table:table-cell table:number-columns-repeated="2"/>
          <table:table-cell office:value-type="float" office:value="5.689654">
            <text:p>5.689654</text:p>
          </table:table-cell>
          <table:table-cell table:number-columns-repeated="2"/>
          <table:table-cell office:value-type="float" office:value="187.890564">
            <text:p>187.890564</text:p>
          </table:table-cell>
          <table:table-cell table:number-columns-repeated="2"/>
          <table:table-cell office:value-type="float" office:value="874.409442">
            <text:p>874.409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2.654928">
            <text:p>1982.654928</text:p>
          </table:table-cell>
          <table:table-cell table:number-columns-repeated="2"/>
          <table:table-cell office:value-type="float" office:value="9.838294">
            <text:p>9.838294</text:p>
          </table:table-cell>
          <table:table-cell table:number-columns-repeated="2"/>
          <table:table-cell office:value-type="float" office:value="210.934605">
            <text:p>210.934605</text:p>
          </table:table-cell>
          <table:table-cell table:number-columns-repeated="2"/>
          <table:table-cell office:value-type="float" office:value="1875.038587">
            <text:p>1875.038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5.325087">
            <text:p>1135.325087</text:p>
          </table:table-cell>
          <table:table-cell table:number-columns-repeated="2"/>
          <table:table-cell office:value-type="float" office:value="9.230816">
            <text:p>9.230816</text:p>
          </table:table-cell>
          <table:table-cell table:number-columns-repeated="2"/>
          <table:table-cell office:value-type="float" office:value="225.736972">
            <text:p>225.736972</text:p>
          </table:table-cell>
          <table:table-cell table:number-columns-repeated="2"/>
          <table:table-cell office:value-type="float" office:value="857.875948">
            <text:p>857.875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1.59164">
            <text:p>1991.59164</text:p>
          </table:table-cell>
          <table:table-cell table:number-columns-repeated="2"/>
          <table:table-cell office:value-type="float" office:value="8.754921">
            <text:p>8.754921</text:p>
          </table:table-cell>
          <table:table-cell table:number-columns-repeated="2"/>
          <table:table-cell office:value-type="float" office:value="228.402699">
            <text:p>228.402699</text:p>
          </table:table-cell>
          <table:table-cell table:number-columns-repeated="2"/>
          <table:table-cell office:value-type="float" office:value="878.276552">
            <text:p>878.27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7.313951">
            <text:p>4227.313951</text:p>
          </table:table-cell>
          <table:table-cell table:number-columns-repeated="2"/>
          <table:table-cell office:value-type="float" office:value="10.289223">
            <text:p>10.289223</text:p>
          </table:table-cell>
          <table:table-cell table:number-columns-repeated="2"/>
          <table:table-cell office:value-type="float" office:value="234.40636">
            <text:p>234.40636</text:p>
          </table:table-cell>
          <table:table-cell table:number-columns-repeated="2"/>
          <table:table-cell office:value-type="float" office:value="1869.226262">
            <text:p>1869.226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2.234898">
            <text:p>2152.234898</text:p>
          </table:table-cell>
          <table:table-cell table:number-columns-repeated="2"/>
          <table:table-cell office:value-type="float" office:value="9.570582">
            <text:p>9.570582</text:p>
          </table:table-cell>
          <table:table-cell table:number-columns-repeated="2"/>
          <table:table-cell office:value-type="float" office:value="290.482071">
            <text:p>290.482071</text:p>
          </table:table-cell>
          <table:table-cell table:number-columns-repeated="2"/>
          <table:table-cell office:value-type="float" office:value="886.983753">
            <text:p>886.983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4.98327">
            <text:p>1224.98327</text:p>
          </table:table-cell>
          <table:table-cell table:number-columns-repeated="2"/>
          <table:table-cell office:value-type="float" office:value="4.404373">
            <text:p>4.404373</text:p>
          </table:table-cell>
          <table:table-cell table:number-columns-repeated="2"/>
          <table:table-cell office:value-type="float" office:value="181.703093">
            <text:p>181.703093</text:p>
          </table:table-cell>
          <table:table-cell table:number-columns-repeated="2"/>
          <table:table-cell office:value-type="float" office:value="16.515245">
            <text:p>16.515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7.164485">
            <text:p>1057.164485</text:p>
          </table:table-cell>
          <table:table-cell table:number-columns-repeated="2"/>
          <table:table-cell office:value-type="float" office:value="7.729065">
            <text:p>7.729065</text:p>
          </table:table-cell>
          <table:table-cell table:number-columns-repeated="2"/>
          <table:table-cell office:value-type="float" office:value="181.050385">
            <text:p>181.050385</text:p>
          </table:table-cell>
          <table:table-cell table:number-columns-repeated="2"/>
          <table:table-cell office:value-type="float" office:value="31.342583">
            <text:p>31.342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4.507156">
            <text:p>1114.507156</text:p>
          </table:table-cell>
          <table:table-cell table:number-columns-repeated="2"/>
          <table:table-cell office:value-type="float" office:value="6.248967">
            <text:p>6.248967</text:p>
          </table:table-cell>
          <table:table-cell table:number-columns-repeated="2"/>
          <table:table-cell office:value-type="float" office:value="183.536596">
            <text:p>183.536596</text:p>
          </table:table-cell>
          <table:table-cell table:number-columns-repeated="2"/>
          <table:table-cell office:value-type="float" office:value="32.177151">
            <text:p>32.177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8.834946">
            <text:p>1518.834946</text:p>
          </table:table-cell>
          <table:table-cell table:number-columns-repeated="2"/>
          <table:table-cell office:value-type="float" office:value="7.921132">
            <text:p>7.921132</text:p>
          </table:table-cell>
          <table:table-cell table:number-columns-repeated="2"/>
          <table:table-cell office:value-type="float" office:value="184.165354">
            <text:p>184.165354</text:p>
          </table:table-cell>
          <table:table-cell table:number-columns-repeated="2"/>
          <table:table-cell office:value-type="float" office:value="30.731889">
            <text:p>30.731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6.630844">
            <text:p>1066.630844</text:p>
          </table:table-cell>
          <table:table-cell table:number-columns-repeated="2"/>
          <table:table-cell office:value-type="float" office:value="4.764421">
            <text:p>4.764421</text:p>
          </table:table-cell>
          <table:table-cell table:number-columns-repeated="2"/>
          <table:table-cell office:value-type="float" office:value="205.866919">
            <text:p>205.866919</text:p>
          </table:table-cell>
          <table:table-cell table:number-columns-repeated="2"/>
          <table:table-cell office:value-type="float" office:value="34.738273">
            <text:p>34.738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1.048594">
            <text:p>1851.048594</text:p>
          </table:table-cell>
          <table:table-cell table:number-columns-repeated="2"/>
          <table:table-cell office:value-type="float" office:value="5.813786">
            <text:p>5.813786</text:p>
          </table:table-cell>
          <table:table-cell table:number-columns-repeated="2"/>
          <table:table-cell office:value-type="float" office:value="231.289358">
            <text:p>231.289358</text:p>
          </table:table-cell>
          <table:table-cell table:number-columns-repeated="2"/>
          <table:table-cell office:value-type="float" office:value="40.553775">
            <text:p>40.553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.111442">
            <text:p>961.111442</text:p>
          </table:table-cell>
          <table:table-cell table:number-columns-repeated="2"/>
          <table:table-cell office:value-type="float" office:value="6.294408">
            <text:p>6.294408</text:p>
          </table:table-cell>
          <table:table-cell table:number-columns-repeated="2"/>
          <table:table-cell office:value-type="float" office:value="252.216174">
            <text:p>252.216174</text:p>
          </table:table-cell>
          <table:table-cell table:number-columns-repeated="2"/>
          <table:table-cell office:value-type="float" office:value="38.356235">
            <text:p>38.356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9.794387">
            <text:p>1829.794387</text:p>
          </table:table-cell>
          <table:table-cell table:number-columns-repeated="2"/>
          <table:table-cell office:value-type="float" office:value="7.320826">
            <text:p>7.320826</text:p>
          </table:table-cell>
          <table:table-cell table:number-columns-repeated="2"/>
          <table:table-cell office:value-type="float" office:value="280.806205">
            <text:p>280.806205</text:p>
          </table:table-cell>
          <table:table-cell table:number-columns-repeated="2"/>
          <table:table-cell office:value-type="float" office:value="37.423397">
            <text:p>37.423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9.594346">
            <text:p>2479.594346</text:p>
          </table:table-cell>
          <table:table-cell table:number-columns-repeated="2"/>
          <table:table-cell office:value-type="float" office:value="7.106543">
            <text:p>7.106543</text:p>
          </table:table-cell>
          <table:table-cell table:number-columns-repeated="2"/>
          <table:table-cell office:value-type="float" office:value="288.096414">
            <text:p>288.096414</text:p>
          </table:table-cell>
          <table:table-cell table:number-columns-repeated="2"/>
          <table:table-cell office:value-type="float" office:value="46.356628">
            <text:p>46.356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9.40416">
            <text:p>869.40416</text:p>
          </table:table-cell>
          <table:table-cell table:number-columns-repeated="2"/>
          <table:table-cell office:value-type="float" office:value="7.586448">
            <text:p>7.586448</text:p>
          </table:table-cell>
          <table:table-cell table:number-columns-repeated="2"/>
          <table:table-cell office:value-type="float" office:value="327.702639">
            <text:p>327.702639</text:p>
          </table:table-cell>
          <table:table-cell table:number-columns-repeated="2"/>
          <table:table-cell office:value-type="float" office:value="49.054105">
            <text:p>49.05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1.590166">
            <text:p>2161.590166</text:p>
          </table:table-cell>
          <table:table-cell table:number-columns-repeated="2"/>
          <table:table-cell office:value-type="float" office:value="5.354232">
            <text:p>5.354232</text:p>
          </table:table-cell>
          <table:table-cell table:number-columns-repeated="2"/>
          <table:table-cell office:value-type="float" office:value="95.274772">
            <text:p>95.274772</text:p>
          </table:table-cell>
          <table:table-cell table:number-columns-repeated="2"/>
          <table:table-cell office:value-type="float" office:value="19.57471">
            <text:p>19.57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8.077179">
            <text:p>778.077179</text:p>
          </table:table-cell>
          <table:table-cell table:number-columns-repeated="2"/>
          <table:table-cell office:value-type="float" office:value="5.946392">
            <text:p>5.946392</text:p>
          </table:table-cell>
          <table:table-cell table:number-columns-repeated="2"/>
          <table:table-cell office:value-type="float" office:value="116.731998">
            <text:p>116.731998</text:p>
          </table:table-cell>
          <table:table-cell table:number-columns-repeated="2"/>
          <table:table-cell office:value-type="float" office:value="28.6565">
            <text:p>28.6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5.223058">
            <text:p>1395.223058</text:p>
          </table:table-cell>
          <table:table-cell table:number-columns-repeated="2"/>
          <table:table-cell office:value-type="float" office:value="7.193187">
            <text:p>7.193187</text:p>
          </table:table-cell>
          <table:table-cell table:number-columns-repeated="2"/>
          <table:table-cell office:value-type="float" office:value="119.847677">
            <text:p>119.847677</text:p>
          </table:table-cell>
          <table:table-cell table:number-columns-repeated="2"/>
          <table:table-cell office:value-type="float" office:value="27.650668">
            <text:p>27.650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1.703197">
            <text:p>2831.703197</text:p>
          </table:table-cell>
          <table:table-cell table:number-columns-repeated="2"/>
          <table:table-cell office:value-type="float" office:value="8.86484">
            <text:p>8.86484</text:p>
          </table:table-cell>
          <table:table-cell table:number-columns-repeated="2"/>
          <table:table-cell office:value-type="float" office:value="122.983967">
            <text:p>122.983967</text:p>
          </table:table-cell>
          <table:table-cell table:number-columns-repeated="2"/>
          <table:table-cell office:value-type="float" office:value="24.159724">
            <text:p>24.159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9.125347">
            <text:p>1369.125347</text:p>
          </table:table-cell>
          <table:table-cell table:number-columns-repeated="2"/>
          <table:table-cell office:value-type="float" office:value="11.026">
            <text:p>11.026</text:p>
          </table:table-cell>
          <table:table-cell table:number-columns-repeated="2"/>
          <table:table-cell office:value-type="float" office:value="124.045595">
            <text:p>124.045595</text:p>
          </table:table-cell>
          <table:table-cell table:number-columns-repeated="2"/>
          <table:table-cell office:value-type="float" office:value="28.057225">
            <text:p>28.057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2.801381">
            <text:p>772.801381</text:p>
          </table:table-cell>
          <table:table-cell table:number-columns-repeated="2"/>
          <table:table-cell office:value-type="float" office:value="10.917936">
            <text:p>10.917936</text:p>
          </table:table-cell>
          <table:table-cell table:number-columns-repeated="2"/>
          <table:table-cell office:value-type="float" office:value="126.732926">
            <text:p>126.732926</text:p>
          </table:table-cell>
          <table:table-cell table:number-columns-repeated="2"/>
          <table:table-cell office:value-type="float" office:value="33.884085">
            <text:p>33.88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1.573635">
            <text:p>1771.573635</text:p>
          </table:table-cell>
          <table:table-cell table:number-columns-repeated="2"/>
          <table:table-cell office:value-type="float" office:value="10.355863">
            <text:p>10.355863</text:p>
          </table:table-cell>
          <table:table-cell table:number-columns-repeated="2"/>
          <table:table-cell office:value-type="float" office:value="127.384875">
            <text:p>127.384875</text:p>
          </table:table-cell>
          <table:table-cell table:number-columns-repeated="2"/>
          <table:table-cell office:value-type="float" office:value="32.254057">
            <text:p>32.25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.596201">
            <text:p>798.596201</text:p>
          </table:table-cell>
          <table:table-cell table:number-columns-repeated="2"/>
          <table:table-cell office:value-type="float" office:value="11.221164">
            <text:p>11.221164</text:p>
          </table:table-cell>
          <table:table-cell table:number-columns-repeated="2"/>
          <table:table-cell office:value-type="float" office:value="129.373566">
            <text:p>129.373566</text:p>
          </table:table-cell>
          <table:table-cell table:number-columns-repeated="2"/>
          <table:table-cell office:value-type="float" office:value="33.134068">
            <text:p>33.13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7.290843">
            <text:p>1827.290843</text:p>
          </table:table-cell>
          <table:table-cell table:number-columns-repeated="2"/>
          <table:table-cell office:value-type="float" office:value="9.908612">
            <text:p>9.908612</text:p>
          </table:table-cell>
          <table:table-cell table:number-columns-repeated="2"/>
          <table:table-cell office:value-type="float" office:value="148.668951">
            <text:p>148.668951</text:p>
          </table:table-cell>
          <table:table-cell table:number-columns-repeated="2"/>
          <table:table-cell office:value-type="float" office:value="37.819694">
            <text:p>37.819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8.491191">
            <text:p>2138.491191</text:p>
          </table:table-cell>
          <table:table-cell table:number-columns-repeated="2"/>
          <table:table-cell office:value-type="float" office:value="8.779457">
            <text:p>8.779457</text:p>
          </table:table-cell>
          <table:table-cell table:number-columns-repeated="2"/>
          <table:table-cell office:value-type="float" office:value="153.735825">
            <text:p>153.735825</text:p>
          </table:table-cell>
          <table:table-cell table:number-columns-repeated="2"/>
          <table:table-cell office:value-type="float" office:value="39.243871">
            <text:p>39.243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6.715404">
            <text:p>1076.715404</text:p>
          </table:table-cell>
          <table:table-cell table:number-columns-repeated="2"/>
          <table:table-cell office:value-type="float" office:value="7.753509">
            <text:p>7.753509</text:p>
          </table:table-cell>
          <table:table-cell table:number-columns-repeated="2"/>
          <table:table-cell office:value-type="float" office:value="64.443198">
            <text:p>64.443198</text:p>
          </table:table-cell>
          <table:table-cell table:number-columns-repeated="2"/>
          <table:table-cell office:value-type="float" office:value="14.7992">
            <text:p>14.7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1.900888">
            <text:p>6051.900888</text:p>
          </table:table-cell>
          <table:table-cell table:number-columns-repeated="2"/>
          <table:table-cell office:value-type="float" office:value="8.805078">
            <text:p>8.805078</text:p>
          </table:table-cell>
          <table:table-cell table:number-columns-repeated="2"/>
          <table:table-cell office:value-type="float" office:value="67.676685">
            <text:p>67.676685</text:p>
          </table:table-cell>
          <table:table-cell table:number-columns-repeated="2"/>
          <table:table-cell office:value-type="float" office:value="20.344876">
            <text:p>20.344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9.95835">
            <text:p>1439.95835</text:p>
          </table:table-cell>
          <table:table-cell table:number-columns-repeated="2"/>
          <table:table-cell office:value-type="float" office:value="8.201949">
            <text:p>8.201949</text:p>
          </table:table-cell>
          <table:table-cell table:number-columns-repeated="2"/>
          <table:table-cell office:value-type="float" office:value="81.910901">
            <text:p>81.910901</text:p>
          </table:table-cell>
          <table:table-cell table:number-columns-repeated="2"/>
          <table:table-cell office:value-type="float" office:value="21.720085">
            <text:p>21.72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7.616443">
            <text:p>2177.616443</text:p>
          </table:table-cell>
          <table:table-cell table:number-columns-repeated="2"/>
          <table:table-cell office:value-type="float" office:value="8.698603">
            <text:p>8.698603</text:p>
          </table:table-cell>
          <table:table-cell table:number-columns-repeated="2"/>
          <table:table-cell office:value-type="float" office:value="113.798517">
            <text:p>113.798517</text:p>
          </table:table-cell>
          <table:table-cell table:number-columns-repeated="2"/>
          <table:table-cell office:value-type="float" office:value="27.317941">
            <text:p>27.317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8.428426">
            <text:p>1498.428426</text:p>
          </table:table-cell>
          <table:table-cell table:number-columns-repeated="2"/>
          <table:table-cell office:value-type="float" office:value="11.385022">
            <text:p>11.385022</text:p>
          </table:table-cell>
          <table:table-cell table:number-columns-repeated="2"/>
          <table:table-cell office:value-type="float" office:value="117.501209">
            <text:p>117.501209</text:p>
          </table:table-cell>
          <table:table-cell table:number-columns-repeated="2"/>
          <table:table-cell office:value-type="float" office:value="23.888132">
            <text:p>23.888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2.345045">
            <text:p>2512.345045</text:p>
          </table:table-cell>
          <table:table-cell table:number-columns-repeated="2"/>
          <table:table-cell office:value-type="float" office:value="9.10288">
            <text:p>9.10288</text:p>
          </table:table-cell>
          <table:table-cell table:number-columns-repeated="2"/>
          <table:table-cell office:value-type="float" office:value="120.483821">
            <text:p>120.483821</text:p>
          </table:table-cell>
          <table:table-cell table:number-columns-repeated="2"/>
          <table:table-cell office:value-type="float" office:value="31.424964">
            <text:p>31.424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5.707455">
            <text:p>1575.707455</text:p>
          </table:table-cell>
          <table:table-cell table:number-columns-repeated="2"/>
          <table:table-cell office:value-type="float" office:value="11.21872">
            <text:p>11.21872</text:p>
          </table:table-cell>
          <table:table-cell table:number-columns-repeated="2"/>
          <table:table-cell office:value-type="float" office:value="129.745145">
            <text:p>129.745145</text:p>
          </table:table-cell>
          <table:table-cell table:number-columns-repeated="2"/>
          <table:table-cell office:value-type="float" office:value="34.101006">
            <text:p>34.101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.067836">
            <text:p>871.067836</text:p>
          </table:table-cell>
          <table:table-cell table:number-columns-repeated="2"/>
          <table:table-cell office:value-type="float" office:value="11.643124">
            <text:p>11.643124</text:p>
          </table:table-cell>
          <table:table-cell table:number-columns-repeated="2"/>
          <table:table-cell office:value-type="float" office:value="134.850215">
            <text:p>134.850215</text:p>
          </table:table-cell>
          <table:table-cell table:number-columns-repeated="2"/>
          <table:table-cell office:value-type="float" office:value="37.113628">
            <text:p>37.113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6.206575">
            <text:p>2796.206575</text:p>
          </table:table-cell>
          <table:table-cell table:number-columns-repeated="2"/>
          <table:table-cell office:value-type="float" office:value="12.409878">
            <text:p>12.409878</text:p>
          </table:table-cell>
          <table:table-cell table:number-columns-repeated="2"/>
          <table:table-cell office:value-type="float" office:value="139.472439">
            <text:p>139.472439</text:p>
          </table:table-cell>
          <table:table-cell table:number-columns-repeated="2"/>
          <table:table-cell office:value-type="float" office:value="39.289493">
            <text:p>39.289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1.276691">
            <text:p>1361.276691</text:p>
          </table:table-cell>
          <table:table-cell table:number-columns-repeated="2"/>
          <table:table-cell office:value-type="float" office:value="11.490109">
            <text:p>11.490109</text:p>
          </table:table-cell>
          <table:table-cell table:number-columns-repeated="2"/>
          <table:table-cell office:value-type="float" office:value="157.479547">
            <text:p>157.479547</text:p>
          </table:table-cell>
          <table:table-cell table:number-columns-repeated="2"/>
          <table:table-cell office:value-type="float" office:value="36.150576">
            <text:p>36.150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8.932067">
            <text:p>1748.932067</text:p>
          </table:table-cell>
          <table:table-cell table:number-columns-repeated="2"/>
          <table:table-cell office:value-type="float" office:value="6.265276">
            <text:p>6.265276</text:p>
          </table:table-cell>
          <table:table-cell table:number-columns-repeated="2"/>
          <table:table-cell office:value-type="float" office:value="71.926856">
            <text:p>71.926856</text:p>
          </table:table-cell>
          <table:table-cell table:number-columns-repeated="2"/>
          <table:table-cell office:value-type="float" office:value="15.485336">
            <text:p>15.485336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float" office:value="1432.654249">
            <text:p>1432.654249</text:p>
          </table:table-cell>
          <table:table-cell table:style-name="ce13" table:number-columns-repeated="2"/>
          <table:table-cell table:style-name="ce13" office:value-type="float" office:value="6.316421">
            <text:p>6.316421</text:p>
          </table:table-cell>
          <table:table-cell table:style-name="ce13" table:number-columns-repeated="2"/>
          <table:table-cell table:style-name="ce13" office:value-type="float" office:value="71.699815">
            <text:p>71.699815</text:p>
          </table:table-cell>
          <table:table-cell table:style-name="ce13" table:number-columns-repeated="2"/>
          <table:table-cell table:style-name="ce13" office:value-type="float" office:value="19.148815">
            <text:p>19.148815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12" office:value-type="float" office:value="888.285597">
            <text:p>888.285597</text:p>
          </table:table-cell>
          <table:table-cell table:style-name="ce12" table:number-columns-repeated="2"/>
          <table:table-cell table:style-name="ce12" office:value-type="float" office:value="6.523023">
            <text:p>6.523023</text:p>
          </table:table-cell>
          <table:table-cell table:style-name="ce12" table:number-columns-repeated="2"/>
          <table:table-cell table:style-name="ce12" office:value-type="float" office:value="99.0167">
            <text:p>99.0167</text:p>
          </table:table-cell>
          <table:table-cell table:style-name="ce12" table:number-columns-repeated="2"/>
          <table:table-cell table:style-name="ce12" office:value-type="float" office:value="32.502724">
            <text:p>32.502724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963.441308">
            <text:p>963.441308</text:p>
          </table:table-cell>
          <table:table-cell table:style-name="ce12" table:number-columns-repeated="2"/>
          <table:table-cell table:style-name="ce12" office:value-type="float" office:value="6.589724">
            <text:p>6.589724</text:p>
          </table:table-cell>
          <table:table-cell table:style-name="ce12" table:number-columns-repeated="2"/>
          <table:table-cell table:style-name="ce12" office:value-type="float" office:value="103.117965">
            <text:p>103.117965</text:p>
          </table:table-cell>
          <table:table-cell table:style-name="ce12" table:number-columns-repeated="2"/>
          <table:table-cell table:style-name="ce12" office:value-type="float" office:value="35.214075">
            <text:p>35.214075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office:value-type="float" office:value="912.716597">
            <text:p>912.716597</text:p>
          </table:table-cell>
          <table:table-cell table:style-name="ce12" table:number-columns-repeated="2"/>
          <table:table-cell table:style-name="ce12" office:value-type="float" office:value="7.397017">
            <text:p>7.397017</text:p>
          </table:table-cell>
          <table:table-cell table:style-name="ce12" table:number-columns-repeated="2"/>
          <table:table-cell table:style-name="ce12" office:value-type="float" office:value="106.943106">
            <text:p>106.943106</text:p>
          </table:table-cell>
          <table:table-cell table:style-name="ce12" table:number-columns-repeated="2"/>
          <table:table-cell table:style-name="ce12" office:value-type="float" office:value="35.859375">
            <text:p>35.859375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1047.50634">
            <text:p>1047.50634</text:p>
          </table:table-cell>
          <table:table-cell table:style-name="ce12" table:number-columns-repeated="2"/>
          <table:table-cell table:style-name="ce12" office:value-type="float" office:value="10.447173">
            <text:p>10.447173</text:p>
          </table:table-cell>
          <table:table-cell table:style-name="ce12" table:number-columns-repeated="2"/>
          <table:table-cell table:style-name="ce12" office:value-type="float" office:value="108.826495">
            <text:p>108.826495</text:p>
          </table:table-cell>
          <table:table-cell table:style-name="ce12" table:number-columns-repeated="2"/>
          <table:table-cell table:style-name="ce12" office:value-type="float" office:value="38.526636">
            <text:p>38.526636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float" office:value="2238.075117">
            <text:p>2238.075117</text:p>
          </table:table-cell>
          <table:table-cell table:style-name="ce12" table:number-columns-repeated="2"/>
          <table:table-cell table:style-name="ce12" office:value-type="float" office:value="11.204745">
            <text:p>11.204745</text:p>
          </table:table-cell>
          <table:table-cell table:style-name="ce12" table:number-columns-repeated="2"/>
          <table:table-cell table:style-name="ce12" office:value-type="float" office:value="147.373472">
            <text:p>147.373472</text:p>
          </table:table-cell>
          <table:table-cell table:style-name="ce12" table:number-columns-repeated="2"/>
          <table:table-cell table:style-name="ce12" office:value-type="float" office:value="41.697227">
            <text:p>41.697227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float" office:value="1343.533181">
            <text:p>1343.533181</text:p>
          </table:table-cell>
          <table:table-cell table:number-columns-repeated="2"/>
          <table:table-cell office:value-type="float" office:value="12.123416">
            <text:p>12.123416</text:p>
          </table:table-cell>
          <table:table-cell table:number-columns-repeated="2"/>
          <table:table-cell office:value-type="float" office:value="149.790834">
            <text:p>149.790834</text:p>
          </table:table-cell>
          <table:table-cell table:number-columns-repeated="2"/>
          <table:table-cell office:value-type="float" office:value="36.425905">
            <text:p>36.425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0.932092">
            <text:p>2480.932092</text:p>
          </table:table-cell>
          <table:table-cell table:number-columns-repeated="2"/>
          <table:table-cell office:value-type="float" office:value="9.271272">
            <text:p>9.271272</text:p>
          </table:table-cell>
          <table:table-cell table:number-columns-repeated="2"/>
          <table:table-cell office:value-type="float" office:value="155.662747">
            <text:p>155.662747</text:p>
          </table:table-cell>
          <table:table-cell table:number-columns-repeated="2"/>
          <table:table-cell office:value-type="float" office:value="46.803324">
            <text:p>46.803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.987954">
            <text:p>2194.987954</text:p>
          </table:table-cell>
          <table:table-cell table:number-columns-repeated="2"/>
          <table:table-cell office:value-type="float" office:value="13.164588">
            <text:p>13.164588</text:p>
          </table:table-cell>
          <table:table-cell table:number-columns-repeated="2"/>
          <table:table-cell office:value-type="float" office:value="169.893603">
            <text:p>169.893603</text:p>
          </table:table-cell>
          <table:table-cell table:number-columns-repeated="2"/>
          <table:table-cell office:value-type="float" office:value="38.832579">
            <text:p>38.832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7.683993">
            <text:p>1717.683993</text:p>
          </table:table-cell>
          <table:table-cell table:number-columns-repeated="2"/>
          <table:table-cell office:value-type="float" office:value="3.736807">
            <text:p>3.736807</text:p>
          </table:table-cell>
          <table:table-cell table:number-columns-repeated="2"/>
          <table:table-cell office:value-type="float" office:value="69.551164">
            <text:p>69.551164</text:p>
          </table:table-cell>
          <table:table-cell table:number-columns-repeated="2"/>
          <table:table-cell office:value-type="float" office:value="18.414307">
            <text:p>18.414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2.137608">
            <text:p>1822.137608</text:p>
          </table:table-cell>
          <table:table-cell table:number-columns-repeated="2"/>
          <table:table-cell office:value-type="float" office:value="18.199115">
            <text:p>18.199115</text:p>
          </table:table-cell>
          <table:table-cell table:number-columns-repeated="2"/>
          <table:table-cell office:value-type="float" office:value="72.419764">
            <text:p>72.419764</text:p>
          </table:table-cell>
          <table:table-cell table:number-columns-repeated="2"/>
          <table:table-cell office:value-type="float" office:value="18.974231">
            <text:p>18.974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4.334002">
            <text:p>1814.334002</text:p>
          </table:table-cell>
          <table:table-cell table:number-columns-repeated="2"/>
          <table:table-cell office:value-type="float" office:value="19.062959">
            <text:p>19.062959</text:p>
          </table:table-cell>
          <table:table-cell table:number-columns-repeated="2"/>
          <table:table-cell office:value-type="float" office:value="78.018103">
            <text:p>78.018103</text:p>
          </table:table-cell>
          <table:table-cell table:number-columns-repeated="2"/>
          <table:table-cell office:value-type="float" office:value="22.508379">
            <text:p>22.508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9.312142">
            <text:p>779.312142</text:p>
          </table:table-cell>
          <table:table-cell table:number-columns-repeated="2"/>
          <table:table-cell office:value-type="float" office:value="17.732135">
            <text:p>17.732135</text:p>
          </table:table-cell>
          <table:table-cell table:number-columns-repeated="2"/>
          <table:table-cell office:value-type="float" office:value="87.546891">
            <text:p>87.546891</text:p>
          </table:table-cell>
          <table:table-cell table:number-columns-repeated="2"/>
          <table:table-cell office:value-type="float" office:value="25.719602">
            <text:p>25.719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6.194102">
            <text:p>1556.194102</text:p>
          </table:table-cell>
          <table:table-cell table:number-columns-repeated="2"/>
          <table:table-cell office:value-type="float" office:value="17.536485">
            <text:p>17.536485</text:p>
          </table:table-cell>
          <table:table-cell table:number-columns-repeated="2"/>
          <table:table-cell office:value-type="float" office:value="111.812605">
            <text:p>111.812605</text:p>
          </table:table-cell>
          <table:table-cell table:number-columns-repeated="2"/>
          <table:table-cell office:value-type="float" office:value="25.536303">
            <text:p>25.536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6.033367">
            <text:p>876.033367</text:p>
          </table:table-cell>
          <table:table-cell table:number-columns-repeated="2"/>
          <table:table-cell office:value-type="float" office:value="18.336952">
            <text:p>18.336952</text:p>
          </table:table-cell>
          <table:table-cell table:number-columns-repeated="2"/>
          <table:table-cell office:value-type="float" office:value="122.346116">
            <text:p>122.346116</text:p>
          </table:table-cell>
          <table:table-cell table:number-columns-repeated="2"/>
          <table:table-cell office:value-type="float" office:value="30.9417">
            <text:p>30.9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4.599755">
            <text:p>2304.599755</text:p>
          </table:table-cell>
          <table:table-cell table:number-columns-repeated="2"/>
          <table:table-cell office:value-type="float" office:value="19.302553">
            <text:p>19.302553</text:p>
          </table:table-cell>
          <table:table-cell table:number-columns-repeated="2"/>
          <table:table-cell office:value-type="float" office:value="173.600371">
            <text:p>173.600371</text:p>
          </table:table-cell>
          <table:table-cell table:number-columns-repeated="2"/>
          <table:table-cell office:value-type="float" office:value="34.082778">
            <text:p>34.082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7.249698">
            <text:p>937.249698</text:p>
          </table:table-cell>
          <table:table-cell table:number-columns-repeated="2"/>
          <table:table-cell office:value-type="float" office:value="19.205173">
            <text:p>19.205173</text:p>
          </table:table-cell>
          <table:table-cell table:number-columns-repeated="2"/>
          <table:table-cell office:value-type="float" office:value="181.872856">
            <text:p>181.872856</text:p>
          </table:table-cell>
          <table:table-cell table:number-columns-repeated="2"/>
          <table:table-cell office:value-type="float" office:value="34.392484">
            <text:p>34.392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3.139184">
            <text:p>953.139184</text:p>
          </table:table-cell>
          <table:table-cell table:number-columns-repeated="2"/>
          <table:table-cell office:value-type="float" office:value="23.917456">
            <text:p>23.917456</text:p>
          </table:table-cell>
          <table:table-cell table:number-columns-repeated="2"/>
          <table:table-cell office:value-type="float" office:value="252.943095">
            <text:p>252.943095</text:p>
          </table:table-cell>
          <table:table-cell table:number-columns-repeated="2"/>
          <table:table-cell office:value-type="float" office:value="36.99654">
            <text:p>36.99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2.359979">
            <text:p>1032.359979</text:p>
          </table:table-cell>
          <table:table-cell table:number-columns-repeated="2"/>
          <table:table-cell office:value-type="float" office:value="29.042228">
            <text:p>29.042228</text:p>
          </table:table-cell>
          <table:table-cell table:number-columns-repeated="2"/>
          <table:table-cell office:value-type="float" office:value="262.879046">
            <text:p>262.879046</text:p>
          </table:table-cell>
          <table:table-cell table:number-columns-repeated="2"/>
          <table:table-cell office:value-type="float" office:value="44.063932">
            <text:p>44.063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6.642891">
            <text:p>1316.642891</text:p>
          </table:table-cell>
          <table:table-cell table:number-columns-repeated="2"/>
          <table:table-cell office:value-type="float" office:value="12.01641">
            <text:p>12.01641</text:p>
          </table:table-cell>
          <table:table-cell table:number-columns-repeated="2"/>
          <table:table-cell office:value-type="float" office:value="108.41788">
            <text:p>108.41788</text:p>
          </table:table-cell>
          <table:table-cell table:number-columns-repeated="2"/>
          <table:table-cell office:value-type="float" office:value="23.30903">
            <text:p>23.30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1.835223">
            <text:p>1371.835223</text:p>
          </table:table-cell>
          <table:table-cell table:number-columns-repeated="2"/>
          <table:table-cell office:value-type="float" office:value="10.539836">
            <text:p>10.539836</text:p>
          </table:table-cell>
          <table:table-cell table:number-columns-repeated="2"/>
          <table:table-cell office:value-type="float" office:value="122.903403">
            <text:p>122.903403</text:p>
          </table:table-cell>
          <table:table-cell table:number-columns-repeated="2"/>
          <table:table-cell office:value-type="float" office:value="21.824184">
            <text:p>21.824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3.417265">
            <text:p>1413.417265</text:p>
          </table:table-cell>
          <table:table-cell table:number-columns-repeated="2"/>
          <table:table-cell office:value-type="float" office:value="12.181489">
            <text:p>12.181489</text:p>
          </table:table-cell>
          <table:table-cell table:number-columns-repeated="2"/>
          <table:table-cell office:value-type="float" office:value="132.389867">
            <text:p>132.389867</text:p>
          </table:table-cell>
          <table:table-cell table:number-columns-repeated="2"/>
          <table:table-cell office:value-type="float" office:value="21.040962">
            <text:p>21.040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0.764301">
            <text:p>1740.764301</text:p>
          </table:table-cell>
          <table:table-cell table:number-columns-repeated="2"/>
          <table:table-cell office:value-type="float" office:value="15.128445">
            <text:p>15.128445</text:p>
          </table:table-cell>
          <table:table-cell table:number-columns-repeated="2"/>
          <table:table-cell office:value-type="float" office:value="135.815256">
            <text:p>135.815256</text:p>
          </table:table-cell>
          <table:table-cell table:number-columns-repeated="2"/>
          <table:table-cell office:value-type="float" office:value="38.261384">
            <text:p>38.261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0.578452">
            <text:p>1880.578452</text:p>
          </table:table-cell>
          <table:table-cell table:number-columns-repeated="2"/>
          <table:table-cell office:value-type="float" office:value="13.450378">
            <text:p>13.450378</text:p>
          </table:table-cell>
          <table:table-cell table:number-columns-repeated="2"/>
          <table:table-cell office:value-type="float" office:value="146.096427">
            <text:p>146.096427</text:p>
          </table:table-cell>
          <table:table-cell table:number-columns-repeated="2"/>
          <table:table-cell office:value-type="float" office:value="33.61744">
            <text:p>33.61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4.062308">
            <text:p>1604.062308</text:p>
          </table:table-cell>
          <table:table-cell table:number-columns-repeated="2"/>
          <table:table-cell office:value-type="float" office:value="18.033515">
            <text:p>18.033515</text:p>
          </table:table-cell>
          <table:table-cell table:number-columns-repeated="2"/>
          <table:table-cell office:value-type="float" office:value="151.163021">
            <text:p>151.163021</text:p>
          </table:table-cell>
          <table:table-cell table:number-columns-repeated="2"/>
          <table:table-cell office:value-type="float" office:value="41.905388">
            <text:p>41.905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1.44237">
            <text:p>831.44237</text:p>
          </table:table-cell>
          <table:table-cell table:number-columns-repeated="2"/>
          <table:table-cell office:value-type="float" office:value="14.99261">
            <text:p>14.99261</text:p>
          </table:table-cell>
          <table:table-cell table:number-columns-repeated="2"/>
          <table:table-cell office:value-type="float" office:value="157.243611">
            <text:p>157.243611</text:p>
          </table:table-cell>
          <table:table-cell table:number-columns-repeated="2"/>
          <table:table-cell office:value-type="float" office:value="42.476923">
            <text:p>42.476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9.409988">
            <text:p>1789.409988</text:p>
          </table:table-cell>
          <table:table-cell table:number-columns-repeated="2"/>
          <table:table-cell office:value-type="float" office:value="20.164021">
            <text:p>20.164021</text:p>
          </table:table-cell>
          <table:table-cell table:number-columns-repeated="2"/>
          <table:table-cell office:value-type="float" office:value="183.916528">
            <text:p>183.916528</text:p>
          </table:table-cell>
          <table:table-cell table:number-columns-repeated="2"/>
          <table:table-cell office:value-type="float" office:value="45.115593">
            <text:p>45.115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.647054">
            <text:p>900.647054</text:p>
          </table:table-cell>
          <table:table-cell table:number-columns-repeated="2"/>
          <table:table-cell office:value-type="float" office:value="22.258831">
            <text:p>22.258831</text:p>
          </table:table-cell>
          <table:table-cell table:number-columns-repeated="2"/>
          <table:table-cell office:value-type="float" office:value="241.893959">
            <text:p>241.893959</text:p>
          </table:table-cell>
          <table:table-cell table:number-columns-repeated="2"/>
          <table:table-cell office:value-type="float" office:value="50.311825">
            <text:p>50.311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9.293813">
            <text:p>1229.293813</text:p>
          </table:table-cell>
          <table:table-cell table:number-columns-repeated="2"/>
          <table:table-cell office:value-type="float" office:value="22.968685">
            <text:p>22.968685</text:p>
          </table:table-cell>
          <table:table-cell table:number-columns-repeated="2"/>
          <table:table-cell office:value-type="float" office:value="267.220431">
            <text:p>267.220431</text:p>
          </table:table-cell>
          <table:table-cell table:number-columns-repeated="2"/>
          <table:table-cell office:value-type="float" office:value="48.605397">
            <text:p>48.605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6.612364">
            <text:p>1376.612364</text:p>
          </table:table-cell>
          <table:table-cell table:number-columns-repeated="2"/>
          <table:table-cell office:value-type="float" office:value="19.770321">
            <text:p>19.770321</text:p>
          </table:table-cell>
          <table:table-cell table:number-columns-repeated="2"/>
          <table:table-cell office:value-type="float" office:value="70.31037">
            <text:p>70.31037</text:p>
          </table:table-cell>
          <table:table-cell table:number-columns-repeated="2"/>
          <table:table-cell office:value-type="float" office:value="22.608821">
            <text:p>22.608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6.96059">
            <text:p>1376.96059</text:p>
          </table:table-cell>
          <table:table-cell table:number-columns-repeated="2"/>
          <table:table-cell office:value-type="float" office:value="19.878561">
            <text:p>19.878561</text:p>
          </table:table-cell>
          <table:table-cell table:number-columns-repeated="2"/>
          <table:table-cell office:value-type="float" office:value="70.424052">
            <text:p>70.424052</text:p>
          </table:table-cell>
          <table:table-cell table:number-columns-repeated="2"/>
          <table:table-cell office:value-type="float" office:value="19.298888">
            <text:p>19.29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3.046384">
            <text:p>1533.046384</text:p>
          </table:table-cell>
          <table:table-cell table:number-columns-repeated="2"/>
          <table:table-cell office:value-type="float" office:value="22.978955">
            <text:p>22.978955</text:p>
          </table:table-cell>
          <table:table-cell table:number-columns-repeated="2"/>
          <table:table-cell office:value-type="float" office:value="86.941442">
            <text:p>86.941442</text:p>
          </table:table-cell>
          <table:table-cell table:number-columns-repeated="2"/>
          <table:table-cell office:value-type="float" office:value="24.165514">
            <text:p>24.165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4.36935">
            <text:p>1494.36935</text:p>
          </table:table-cell>
          <table:table-cell table:number-columns-repeated="2"/>
          <table:table-cell office:value-type="float" office:value="19.152084">
            <text:p>19.152084</text:p>
          </table:table-cell>
          <table:table-cell table:number-columns-repeated="2"/>
          <table:table-cell office:value-type="float" office:value="94.215894">
            <text:p>94.215894</text:p>
          </table:table-cell>
          <table:table-cell table:number-columns-repeated="2"/>
          <table:table-cell office:value-type="float" office:value="22.010091">
            <text:p>22.01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0.245364">
            <text:p>1580.245364</text:p>
          </table:table-cell>
          <table:table-cell table:number-columns-repeated="2"/>
          <table:table-cell office:value-type="float" office:value="19.501203">
            <text:p>19.501203</text:p>
          </table:table-cell>
          <table:table-cell table:number-columns-repeated="2"/>
          <table:table-cell office:value-type="float" office:value="93.969872">
            <text:p>93.969872</text:p>
          </table:table-cell>
          <table:table-cell table:number-columns-repeated="2"/>
          <table:table-cell office:value-type="float" office:value="36.182103">
            <text:p>36.18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8.822326">
            <text:p>1758.822326</text:p>
          </table:table-cell>
          <table:table-cell table:number-columns-repeated="2"/>
          <table:table-cell office:value-type="float" office:value="32.100827">
            <text:p>32.100827</text:p>
          </table:table-cell>
          <table:table-cell table:number-columns-repeated="2"/>
          <table:table-cell office:value-type="float" office:value="112.339517">
            <text:p>112.339517</text:p>
          </table:table-cell>
          <table:table-cell table:number-columns-repeated="2"/>
          <table:table-cell office:value-type="float" office:value="46.563129">
            <text:p>46.563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5.69971">
            <text:p>815.69971</text:p>
          </table:table-cell>
          <table:table-cell table:number-columns-repeated="2"/>
          <table:table-cell office:value-type="float" office:value="33.199814">
            <text:p>33.199814</text:p>
          </table:table-cell>
          <table:table-cell table:number-columns-repeated="2"/>
          <table:table-cell office:value-type="float" office:value="117.477058">
            <text:p>117.477058</text:p>
          </table:table-cell>
          <table:table-cell table:number-columns-repeated="2"/>
          <table:table-cell office:value-type="float" office:value="48.7176">
            <text:p>48.7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9.385606">
            <text:p>829.385606</text:p>
          </table:table-cell>
          <table:table-cell table:number-columns-repeated="2"/>
          <table:table-cell office:value-type="float" office:value="33.414099">
            <text:p>33.414099</text:p>
          </table:table-cell>
          <table:table-cell table:number-columns-repeated="2"/>
          <table:table-cell office:value-type="float" office:value="128.93116">
            <text:p>128.93116</text:p>
          </table:table-cell>
          <table:table-cell table:number-columns-repeated="2"/>
          <table:table-cell office:value-type="float" office:value="52.340679">
            <text:p>52.340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5.235429">
            <text:p>925.235429</text:p>
          </table:table-cell>
          <table:table-cell table:number-columns-repeated="2"/>
          <table:table-cell office:value-type="float" office:value="35.055618">
            <text:p>35.055618</text:p>
          </table:table-cell>
          <table:table-cell table:number-columns-repeated="2"/>
          <table:table-cell office:value-type="float" office:value="150.718337">
            <text:p>150.718337</text:p>
          </table:table-cell>
          <table:table-cell table:number-columns-repeated="2"/>
          <table:table-cell office:value-type="float" office:value="59.453626">
            <text:p>59.453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5.859731">
            <text:p>1965.859731</text:p>
          </table:table-cell>
          <table:table-cell table:number-columns-repeated="2"/>
          <table:table-cell office:value-type="float" office:value="33.472387">
            <text:p>33.472387</text:p>
          </table:table-cell>
          <table:table-cell table:number-columns-repeated="2"/>
          <table:table-cell office:value-type="float" office:value="157.469381">
            <text:p>157.469381</text:p>
          </table:table-cell>
          <table:table-cell table:number-columns-repeated="2"/>
          <table:table-cell office:value-type="float" office:value="59.335005">
            <text:p>59.335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0.279694">
            <text:p>1110.279694</text:p>
          </table:table-cell>
          <table:table-cell table:number-columns-repeated="2"/>
          <table:table-cell office:value-type="float" office:value="8.067294">
            <text:p>8.067294</text:p>
          </table:table-cell>
          <table:table-cell table:number-columns-repeated="2"/>
          <table:table-cell office:value-type="float" office:value="75.041794">
            <text:p>75.041794</text:p>
          </table:table-cell>
          <table:table-cell table:number-columns-repeated="2"/>
          <table:table-cell office:value-type="float" office:value="50.86984">
            <text:p>50.86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4.73761">
            <text:p>1154.73761</text:p>
          </table:table-cell>
          <table:table-cell table:number-columns-repeated="2"/>
          <table:table-cell office:value-type="float" office:value="6.034267">
            <text:p>6.034267</text:p>
          </table:table-cell>
          <table:table-cell table:number-columns-repeated="2"/>
          <table:table-cell office:value-type="float" office:value="78.043933">
            <text:p>78.043933</text:p>
          </table:table-cell>
          <table:table-cell table:number-columns-repeated="2"/>
          <table:table-cell office:value-type="float" office:value="63.768463">
            <text:p>63.768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5.769634">
            <text:p>1895.769634</text:p>
          </table:table-cell>
          <table:table-cell table:number-columns-repeated="2"/>
          <table:table-cell office:value-type="float" office:value="16.440058">
            <text:p>16.440058</text:p>
          </table:table-cell>
          <table:table-cell table:number-columns-repeated="2"/>
          <table:table-cell office:value-type="float" office:value="82.941438">
            <text:p>82.941438</text:p>
          </table:table-cell>
          <table:table-cell table:number-columns-repeated="2"/>
          <table:table-cell office:value-type="float" office:value="61.644102">
            <text:p>61.64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7.119343">
            <text:p>2457.119343</text:p>
          </table:table-cell>
          <table:table-cell table:number-columns-repeated="2"/>
          <table:table-cell office:value-type="float" office:value="13.233929">
            <text:p>13.233929</text:p>
          </table:table-cell>
          <table:table-cell table:number-columns-repeated="2"/>
          <table:table-cell office:value-type="float" office:value="85.209002">
            <text:p>85.209002</text:p>
          </table:table-cell>
          <table:table-cell table:number-columns-repeated="2"/>
          <table:table-cell office:value-type="float" office:value="67.481235">
            <text:p>67.4812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432244">
            <text:p>15.432244</text:p>
          </table:table-cell>
          <table:table-cell table:number-columns-repeated="2"/>
          <table:table-cell office:value-type="float" office:value="87.760641">
            <text:p>87.760641</text:p>
          </table:table-cell>
          <table:table-cell table:number-columns-repeated="2"/>
          <table:table-cell office:value-type="float" office:value="67.139635">
            <text:p>67.1396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938836">
            <text:p>15.938836</text:p>
          </table:table-cell>
          <table:table-cell table:number-columns-repeated="2"/>
          <table:table-cell office:value-type="float" office:value="93.775359">
            <text:p>93.775359</text:p>
          </table:table-cell>
          <table:table-cell table:number-columns-repeated="2"/>
          <table:table-cell office:value-type="float" office:value="68.462851">
            <text:p>68.4628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211044">
            <text:p>15.211044</text:p>
          </table:table-cell>
          <table:table-cell table:number-columns-repeated="2"/>
          <table:table-cell office:value-type="float" office:value="103.575617">
            <text:p>103.575617</text:p>
          </table:table-cell>
          <table:table-cell table:number-columns-repeated="2"/>
          <table:table-cell office:value-type="float" office:value="69.866634">
            <text:p>69.8666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46338">
            <text:p>15.46338</text:p>
          </table:table-cell>
          <table:table-cell table:number-columns-repeated="2"/>
          <table:table-cell office:value-type="float" office:value="111.00126">
            <text:p>111.00126</text:p>
          </table:table-cell>
          <table:table-cell table:number-columns-repeated="2"/>
          <table:table-cell office:value-type="float" office:value="72.831161">
            <text:p>72.8311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3.498034">
            <text:p>13.498034</text:p>
          </table:table-cell>
          <table:table-cell table:number-columns-repeated="2"/>
          <table:table-cell office:value-type="float" office:value="121.685651">
            <text:p>121.685651</text:p>
          </table:table-cell>
          <table:table-cell table:number-columns-repeated="2"/>
          <table:table-cell office:value-type="float" office:value="74.730736">
            <text:p>74.7307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.127663">
            <text:p>15.127663</text:p>
          </table:table-cell>
          <table:table-cell table:number-columns-repeated="2"/>
          <table:table-cell office:value-type="float" office:value="125.205108">
            <text:p>125.205108</text:p>
          </table:table-cell>
          <table:table-cell table:number-columns-repeated="2"/>
          <table:table-cell office:value-type="float" office:value="86.666134">
            <text:p>86.66613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/>
          <table:table-cell table:style-name="ce4" office:value-type="string">
            <text:p>cpu</text:p>
          </table:table-cell>
          <table:table-cell table:style-name="ce4" office:value-type="string">
            <text:p>memor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54964">
            <text:p>54964</text:p>
          </table:table-cell>
          <table:table-cell/>
          <table:table-cell office:value-type="float" office:value="4.2">
            <text:p>4.2</text:p>
          </table:table-cell>
          <table:table-cell office:value-type="float" office:value="31100">
            <text:p>31100</text:p>
          </table:table-cell>
          <table:table-cell/>
          <table:table-cell office:value-type="float" office:value="8.3">
            <text:p>8.3</text:p>
          </table:table-cell>
          <table:table-cell office:value-type="float" office:value="46612">
            <text:p>46612</text:p>
          </table:table-cell>
          <table:table-cell/>
          <table:table-cell office:value-type="float" office:value="8.5">
            <text:p>8.5</text:p>
          </table:table-cell>
          <table:table-cell office:value-type="float" office:value="89400">
            <text:p>89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7">
            <text:p>14.7</text:p>
          </table:table-cell>
          <table:table-cell office:value-type="float" office:value="59036">
            <text:p>59036</text:p>
          </table:table-cell>
          <table:table-cell table:number-columns-repeated="4"/>
          <table:table-cell office:value-type="float" office:value="8.3">
            <text:p>8.3</text:p>
          </table:table-cell>
          <table:table-cell office:value-type="float" office:value="45320">
            <text:p>45320</text:p>
          </table:table-cell>
          <table:table-cell/>
          <table:table-cell office:value-type="float" office:value="8.4">
            <text:p>8.4</text:p>
          </table:table-cell>
          <table:table-cell office:value-type="float" office:value="91720">
            <text:p>917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3">
            <text:p>4.3</text:p>
          </table:table-cell>
          <table:table-cell office:value-type="float" office:value="30968">
            <text:p>30968</text:p>
          </table:table-cell>
          <table:table-cell/>
          <table:table-cell office:value-type="float" office:value="8.4">
            <text:p>8.4</text:p>
          </table:table-cell>
          <table:table-cell office:value-type="float" office:value="48332">
            <text:p>48332</text:p>
          </table:table-cell>
          <table:table-cell/>
          <table:table-cell office:value-type="float" office:value="8.6">
            <text:p>8.6</text:p>
          </table:table-cell>
          <table:table-cell office:value-type="float" office:value="96976">
            <text:p>96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59508">
            <text:p>59508</text:p>
          </table:table-cell>
          <table:table-cell/>
          <table:table-cell office:value-type="float" office:value="4.2">
            <text:p>4.2</text:p>
          </table:table-cell>
          <table:table-cell office:value-type="float" office:value="30944">
            <text:p>30944</text:p>
          </table:table-cell>
          <table:table-cell/>
          <table:table-cell office:value-type="float" office:value="8.4">
            <text:p>8.4</text:p>
          </table:table-cell>
          <table:table-cell office:value-type="float" office:value="46676">
            <text:p>46676</text:p>
          </table:table-cell>
          <table:table-cell/>
          <table:table-cell office:value-type="float" office:value="8.5">
            <text:p>8.5</text:p>
          </table:table-cell>
          <table:table-cell office:value-type="float" office:value="94272">
            <text:p>94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53488">
            <text:p>53488</text:p>
          </table:table-cell>
          <table:table-cell/>
          <table:table-cell office:value-type="float" office:value="4.2">
            <text:p>4.2</text:p>
          </table:table-cell>
          <table:table-cell office:value-type="float" office:value="30844">
            <text:p>30844</text:p>
          </table:table-cell>
          <table:table-cell/>
          <table:table-cell office:value-type="float" office:value="8.3">
            <text:p>8.3</text:p>
          </table:table-cell>
          <table:table-cell office:value-type="float" office:value="44716">
            <text:p>44716</text:p>
          </table:table-cell>
          <table:table-cell/>
          <table:table-cell office:value-type="float" office:value="8.8">
            <text:p>8.8</text:p>
          </table:table-cell>
          <table:table-cell office:value-type="float" office:value="95816">
            <text:p>95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54116">
            <text:p>54116</text:p>
          </table:table-cell>
          <table:table-cell/>
          <table:table-cell office:value-type="float" office:value="4.2">
            <text:p>4.2</text:p>
          </table:table-cell>
          <table:table-cell office:value-type="float" office:value="30712">
            <text:p>30712</text:p>
          </table:table-cell>
          <table:table-cell/>
          <table:table-cell office:value-type="float" office:value="8.3">
            <text:p>8.3</text:p>
          </table:table-cell>
          <table:table-cell office:value-type="float" office:value="45760">
            <text:p>45760</text:p>
          </table:table-cell>
          <table:table-cell/>
          <table:table-cell office:value-type="float" office:value="8.5">
            <text:p>8.5</text:p>
          </table:table-cell>
          <table:table-cell office:value-type="float" office:value="86688">
            <text:p>86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56952">
            <text:p>56952</text:p>
          </table:table-cell>
          <table:table-cell/>
          <table:table-cell office:value-type="float" office:value="4.2">
            <text:p>4.2</text:p>
          </table:table-cell>
          <table:table-cell office:value-type="float" office:value="30836">
            <text:p>30836</text:p>
          </table:table-cell>
          <table:table-cell/>
          <table:table-cell office:value-type="float" office:value="8.3">
            <text:p>8.3</text:p>
          </table:table-cell>
          <table:table-cell office:value-type="float" office:value="44944">
            <text:p>44944</text:p>
          </table:table-cell>
          <table:table-cell/>
          <table:table-cell office:value-type="float" office:value="8.3">
            <text:p>8.3</text:p>
          </table:table-cell>
          <table:table-cell office:value-type="float" office:value="115684">
            <text:p>115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3">
            <text:p>14.3</text:p>
          </table:table-cell>
          <table:table-cell office:value-type="float" office:value="54856">
            <text:p>54856</text:p>
          </table:table-cell>
          <table:table-cell/>
          <table:table-cell office:value-type="float" office:value="4.3">
            <text:p>4.3</text:p>
          </table:table-cell>
          <table:table-cell office:value-type="float" office:value="31084">
            <text:p>31084</text:p>
          </table:table-cell>
          <table:table-cell/>
          <table:table-cell office:value-type="float" office:value="8.5">
            <text:p>8.5</text:p>
          </table:table-cell>
          <table:table-cell office:value-type="float" office:value="45772">
            <text:p>45772</text:p>
          </table:table-cell>
          <table:table-cell/>
          <table:table-cell office:value-type="float" office:value="8.6">
            <text:p>8.6</text:p>
          </table:table-cell>
          <table:table-cell office:value-type="float" office:value="93984">
            <text:p>93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5">
            <text:p>14.5</text:p>
          </table:table-cell>
          <table:table-cell office:value-type="float" office:value="54556">
            <text:p>54556</text:p>
          </table:table-cell>
          <table:table-cell/>
          <table:table-cell office:value-type="float" office:value="4.1">
            <text:p>4.1</text:p>
          </table:table-cell>
          <table:table-cell office:value-type="float" office:value="30524">
            <text:p>30524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88340">
            <text:p>88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8">
            <text:p>14.8</text:p>
          </table:table-cell>
          <table:table-cell office:value-type="float" office:value="57652">
            <text:p>57652</text:p>
          </table:table-cell>
          <table:table-cell/>
          <table:table-cell office:value-type="float" office:value="4.3">
            <text:p>4.3</text:p>
          </table:table-cell>
          <table:table-cell office:value-type="float" office:value="30840">
            <text:p>30840</text:p>
          </table:table-cell>
          <table:table-cell/>
          <table:table-cell office:value-type="float" office:value="8.5">
            <text:p>8.5</text:p>
          </table:table-cell>
          <table:table-cell office:value-type="float" office:value="45408">
            <text:p>45408</text:p>
          </table:table-cell>
          <table:table-cell table:number-columns-repeated="4"/>
          <table:table-cell table:style-name="ce17" office:value-type="string">
            <text:p>← Control Thread</text:p>
          </table:table-cell>
          <table:table-cell/>
        </table:table-row>
        <table:table-row table:style-name="ro1">
          <table:table-cell/>
          <table:table-cell office:value-type="float" office:value="13.5">
            <text:p>13.5</text:p>
          </table:table-cell>
          <table:table-cell office:value-type="float" office:value="54284">
            <text:p>54284</text:p>
          </table:table-cell>
          <table:table-cell/>
          <table:table-cell office:value-type="float" office:value="4.1">
            <text:p>4.1</text:p>
          </table:table-cell>
          <table:table-cell office:value-type="float" office:value="30804">
            <text:p>30804</text:p>
          </table:table-cell>
          <table:table-cell/>
          <table:table-cell office:value-type="float" office:value="8.3">
            <text:p>8.3</text:p>
          </table:table-cell>
          <table:table-cell office:value-type="float" office:value="45320">
            <text:p>45320</text:p>
          </table:table-cell>
          <table:table-cell/>
          <table:table-cell office:value-type="float" office:value="8.6">
            <text:p>8.6</text:p>
          </table:table-cell>
          <table:table-cell office:value-type="float" office:value="97804">
            <text:p>9780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s</number:text>
    </number:number-style>
    <number:number-style style:name="N122">
      <number:number number:decimal-places="2" number:min-integer-digits="1"/>
      <number:text>%</number:text>
    </number:number-style>
    <number:number-style style:name="N123">
      <number:number number:decimal-places="2" number:min-integer-digits="1"/>
      <number:text> kB</number:text>
    </number:number-style>
    <number:number-style style:name="N124">
      <number:number number:decimal-places="2" number:min-integer-digits="1" number:grouping="true"/>
      <number:text> kB</number:text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6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rom</meta:initial-creator>
    <meta:creation-date>2012-02-27T14:01:27</meta:creation-date>
    <dc:date>2012-02-28T16:11:04</dc:date>
    <dc:creator>Martin Srom</dc:creator>
    <meta:editing-duration>PT1H11M59S</meta:editing-duration>
    <meta:editing-cycles>48</meta:editing-cycles>
    <meta:generator>LibreOffice/3.4$Unix LibreOffice_project/340m1$Build-502</meta:generator>
    <meta:document-statistic meta:table-count="4" meta:cell-count="1087" meta:object-count="0"/>
  </office:meta>
</office:document-meta>
</file>